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0.6484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9173in"/>
    </style:style>
    <style:style style:name="co6" style:family="table-column">
      <style:table-column-properties fo:break-before="auto" style:column-width="0.498in"/>
    </style:style>
    <style:style style:name="co7" style:family="table-column">
      <style:table-column-properties fo:break-before="auto" style:column-width="0.3035in"/>
    </style:style>
    <style:style style:name="co8" style:family="table-column">
      <style:table-column-properties fo:break-before="auto" style:column-width="0.5839in"/>
    </style:style>
    <style:style style:name="co9" style:family="table-column">
      <style:table-column-properties fo:break-before="auto" style:column-width="0.4654in"/>
    </style:style>
    <style:style style:name="co10" style:family="table-column">
      <style:table-column-properties fo:break-before="auto" style:column-width="0.7063in"/>
    </style:style>
    <style:style style:name="co11" style:family="table-column">
      <style:table-column-properties fo:break-before="auto" style:column-width="0.4575in"/>
    </style:style>
    <style:style style:name="co12" style:family="table-column">
      <style:table-column-properties fo:break-before="auto" style:column-width="0.4091in"/>
    </style:style>
    <style:style style:name="co13" style:family="table-column">
      <style:table-column-properties fo:break-before="auto" style:column-width="0.7346in"/>
    </style:style>
    <style:style style:name="co14" style:family="table-column">
      <style:table-column-properties fo:break-before="auto" style:column-width="0.2409in"/>
    </style:style>
    <style:style style:name="co15" style:family="table-column">
      <style:table-column-properties fo:break-before="auto" style:column-width="0.4in"/>
    </style:style>
    <style:style style:name="co16" style:family="table-column">
      <style:table-column-properties fo:break-before="auto" style:column-width="0.3807in"/>
    </style:style>
    <style:style style:name="co17" style:family="table-column">
      <style:table-column-properties fo:break-before="auto" style:column-width="0.4902in"/>
    </style:style>
    <style:style style:name="co18" style:family="table-column">
      <style:table-column-properties fo:break-before="auto" style:column-width="0.3902in"/>
    </style:style>
    <style:style style:name="co19" style:family="table-column">
      <style:table-column-properties fo:break-before="auto" style:column-width="0.5272in"/>
    </style:style>
    <style:style style:name="co20" style:family="table-column">
      <style:table-column-properties fo:break-before="auto" style:column-width="0.4335in"/>
    </style:style>
    <style:style style:name="co21" style:family="table-column">
      <style:table-column-properties fo:break-before="auto" style:column-width="0.5409in"/>
    </style:style>
    <style:style style:name="co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background-color="transparent"/>
    </style:style>
    <style:style style:name="ce3" style:family="table-cell" style:parent-style-name="Default" style:data-style-name="N2">
      <style:table-cell-properties fo:background-color="#ff0000"/>
    </style:style>
    <style:style style:name="ce4" style:family="table-cell" style:parent-style-name="Default" style:data-style-name="N2">
      <style:table-cell-properties fo:background-color="#ff00ff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ce1"/>
        <table:table-column table:style-name="co1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row table:style-name="ro1">
          <table:table-cell table:number-columns-repeated="8"/>
          <table:table-cell table:style-name="ce1" table:number-columns-repeated="6"/>
          <table:table-cell/>
          <table:table-cell office:value-type="string">
            <text:p>Det</text:p>
          </table:table-cell>
          <table:table-cell office:value-type="string">
            <text:p>|1,0|</text:p>
          </table:table-cell>
          <table:table-cell office:value-type="string">
            <text:p>|0,1|</text:p>
          </table:table-cell>
          <table:table-cell office:value-type="string">
            <text:p>M</text:p>
          </table:table-cell>
          <table:table-cell office:value-type="string">
            <text:p>Dot</text:p>
          </table:table-cell>
          <table:table-cell office:value-type="string">
            <text:p>Dot/M</text:p>
          </table:table-cell>
          <table:table-cell office:value-type="string">
            <text:p>Det/M</text:p>
          </table:table-cell>
          <table:table-cell office:value-type="string">
            <text:p>Mx/My</text:p>
          </table:table-cell>
          <table:table-cell office:value-type="string">
            <text:p>Dot/Det</text:p>
          </table:table-cell>
          <table:table-cell/>
          <table:table-cell office:value-type="string">
            <text:p>J/I</text:p>
          </table:table-cell>
          <table:table-cell office:value-type="string">
            <text:p>L/M</text:p>
          </table:table-cell>
        </table:table-row>
        <table:table-row table:style-name="ro1">
          <table:table-cell office:value-type="float" office:value="49959">
            <text:p>49959</text:p>
          </table:table-cell>
          <table:table-cell office:value-type="float" office:value="0">
            <text:p>0</text:p>
          </table:table-cell>
          <table:table-cell office:value-type="float" office:value="-10383071">
            <text:p>-10383071</text:p>
          </table:table-cell>
          <table:table-cell office:value-type="float" office:value="0">
            <text:p>0</text:p>
          </table:table-cell>
          <table:table-cell office:value-type="float" office:value="43499">
            <text:p>43499</text:p>
          </table:table-cell>
          <table:table-cell office:value-type="float" office:value="-13826371">
            <text:p>-13826371</text:p>
          </table:table-cell>
          <table:table-cell office:value-type="float" office:value="65536">
            <text:p>65536</text:p>
          </table:table-cell>
          <table:table-cell table:style-name="Default"/>
          <table:table-cell table:style-name="ce1" table:formula="of:=[.A2]/65536" office:value-type="float" office:value="0.762313842773438">
            <text:p>0.76</text:p>
          </table:table-cell>
          <table:table-cell table:style-name="ce1" table:formula="of:=[.B2]/65536" office:value-type="float" office:value="0">
            <text:p>0.00</text:p>
          </table:table-cell>
          <table:table-cell table:style-name="ce1" table:formula="of:=[.C2]/65536" office:value-type="float" office:value="-158.433090209961">
            <text:p>-158.43</text:p>
          </table:table-cell>
          <table:table-cell table:style-name="ce1" table:formula="of:=[.D2]/65536" office:value-type="float" office:value="0">
            <text:p>0.00</text:p>
          </table:table-cell>
          <table:table-cell table:style-name="ce1" table:formula="of:=[.E2]/65536" office:value-type="float" office:value="0.663742065429688">
            <text:p>0.66</text:p>
          </table:table-cell>
          <table:table-cell table:style-name="ce1" table:formula="of:=[.F2]/65536" office:value-type="float" office:value="-210.973678588867">
            <text:p>-210.97</text:p>
          </table:table-cell>
          <table:table-cell/>
          <table:table-cell table:style-name="ce1" table:formula="of:=[.I2]*[.M2]-[.J2]*[.L2]" office:value-type="float" office:value="0.505979764508083">
            <text:p>0.51</text:p>
          </table:table-cell>
          <table:table-cell table:style-name="ce1" table:formula="of:=SQRT([.I2]*[.I2]+[.L2]*[.L2])" office:value-type="float" office:value="0.762313842773438">
            <text:p>0.76</text:p>
          </table:table-cell>
          <table:table-cell table:style-name="ce1" table:formula="of:=SQRT([.J2]*[.J2]+[.M2]*[.M2])" office:value-type="float" office:value="0.663742065429688">
            <text:p>0.66</text:p>
          </table:table-cell>
          <table:table-cell table:formula="of:=[.Q2]*[.R2]" office:value-type="float" office:value="0.505979764508083">
            <text:p>0.51</text:p>
          </table:table-cell>
          <table:table-cell table:style-name="ce1" table:formula="of:=[.I2]*[.L2]+[.J2]*[.M2]" office:value-type="float" office:value="0">
            <text:p>0.00</text:p>
          </table:table-cell>
          <table:table-cell table:style-name="ce1" table:formula="of:=[.T2]/[.S2]" office:value-type="float" office:value="0">
            <text:p>0.00</text:p>
          </table:table-cell>
          <table:table-cell table:style-name="ce1" table:formula="of:=[.P2]/[.S2]" office:value-type="float" office:value="1">
            <text:p>1.00</text:p>
          </table:table-cell>
          <table:table-cell table:style-name="ce1" table:formula="of:=[.Q2]/[.R2]" office:value-type="float" office:value="1.14850916113014">
            <text:p>1.15</text:p>
          </table:table-cell>
          <table:table-cell table:style-name="ce1" table:formula="of:=[.T2]/[.P2]" office:value-type="float" office:value="0">
            <text:p>0.00</text:p>
          </table:table-cell>
          <table:table-cell table:style-name="ce1" table:formula="of:=([.I2]*[.J2]-[.L2]*[.M2])/[.S2]" office:value-type="float" office:value="0">
            <text:p>0.00</text:p>
          </table:table-cell>
          <table:table-cell table:style-name="ce1" table:formula="of:=[.J2]/[.I2]" office:value-type="float" office:value="0">
            <text:p>0.00</text:p>
          </table:table-cell>
          <table:table-cell table:style-name="ce1" table:formula="of:=[.L2]/[.M2]" office:value-type="float" office:value="0">
            <text:p>0.00</text:p>
          </table:table-cell>
        </table:table-row>
        <table:table-row table:style-name="ro1">
          <table:table-cell office:value-type="float" office:value="49610">
            <text:p>49610</text:p>
          </table:table-cell>
          <table:table-cell office:value-type="float" office:value="-252">
            <text:p>-252</text:p>
          </table:table-cell>
          <table:table-cell office:value-type="float" office:value="-10069795">
            <text:p>-10069795</text:p>
          </table:table-cell>
          <table:table-cell office:value-type="float" office:value="0">
            <text:p>0</text:p>
          </table:table-cell>
          <table:table-cell office:value-type="float" office:value="37854">
            <text:p>37854</text:p>
          </table:table-cell>
          <table:table-cell office:value-type="float" office:value="-10747236">
            <text:p>-10747236</text:p>
          </table:table-cell>
          <table:table-cell office:value-type="float" office:value="65536">
            <text:p>65536</text:p>
          </table:table-cell>
          <table:table-cell table:style-name="Default"/>
          <table:table-cell table:style-name="ce1" table:formula="of:=[.A3]/65536" office:value-type="float" office:value="0.756988525390625">
            <text:p>0.76</text:p>
          </table:table-cell>
          <table:table-cell table:style-name="ce1" table:formula="of:=[.B3]/65536" office:value-type="float" office:value="-0.00384521484375">
            <text:p>0.00</text:p>
          </table:table-cell>
          <table:table-cell table:style-name="ce1" table:formula="of:=[.C3]/65536" office:value-type="float" office:value="-153.652877807617">
            <text:p>-153.65</text:p>
          </table:table-cell>
          <table:table-cell table:style-name="ce1" table:formula="of:=[.D3]/65536" office:value-type="float" office:value="0">
            <text:p>0.00</text:p>
          </table:table-cell>
          <table:table-cell table:style-name="ce1" table:formula="of:=[.E3]/65536" office:value-type="float" office:value="0.577606201171875">
            <text:p>0.58</text:p>
          </table:table-cell>
          <table:table-cell table:style-name="ce1" table:formula="of:=[.F3]/65536" office:value-type="float" office:value="-163.989807128906">
            <text:p>-163.99</text:p>
          </table:table-cell>
          <table:table-cell/>
          <table:table-cell table:style-name="ce1" table:formula="of:=[.I3]*[.M3]-[.J3]*[.L3]" office:value-type="float" office:value="0.437241266481578">
            <text:p>0.44</text:p>
          </table:table-cell>
          <table:table-cell table:style-name="ce1" table:formula="of:=SQRT([.I3]*[.I3]+[.L3]*[.L3])" office:value-type="float" office:value="0.756988525390625">
            <text:p>0.76</text:p>
          </table:table-cell>
          <table:table-cell table:style-name="ce1" table:formula="of:=SQRT([.J3]*[.J3]+[.M3]*[.M3])" office:value-type="float" office:value="0.577619000128458">
            <text:p>0.58</text:p>
          </table:table-cell>
          <table:table-cell table:formula="of:=[.Q3]*[.R3]" office:value-type="float" office:value="0.437250955144848">
            <text:p>0.44</text:p>
          </table:table-cell>
          <table:table-cell table:style-name="ce1" table:formula="of:=[.I3]*[.L3]+[.J3]*[.M3]" office:value-type="float" office:value="-0.00222101993858814">
            <text:p>0.00</text:p>
          </table:table-cell>
          <table:table-cell table:style-name="ce1" table:formula="of:=[.T3]/[.S3]" office:value-type="float" office:value="-0.00507950848924363">
            <text:p>-0.01</text:p>
          </table:table-cell>
          <table:table-cell table:style-name="ce1" table:formula="of:=[.P3]/[.S3]" office:value-type="float" office:value="0.999977841870541">
            <text:p>1.00</text:p>
          </table:table-cell>
          <table:table-cell table:style-name="ce1" table:formula="of:=[.Q3]/[.R3]" office:value-type="float" office:value="1.31053259193738">
            <text:p>1.31</text:p>
          </table:table-cell>
          <table:table-cell table:style-name="ce1" table:formula="of:=[.T3]/[.P3]" office:value-type="float" office:value="-0.00507962104414433">
            <text:p>-0.01</text:p>
          </table:table-cell>
          <table:table-cell table:style-name="ce1" table:formula="of:=([.I3]*[.J3]-[.L3]*[.M3])/[.S3]" office:value-type="float" office:value="-0.00665700893304212">
            <text:p>-0.01</text:p>
          </table:table-cell>
          <table:table-cell table:style-name="ce1" table:formula="of:=[.J3]/[.I3]" office:value-type="float" office:value="-0.00507962104414433">
            <text:p>-0.01</text:p>
          </table:table-cell>
          <table:table-cell table:style-name="ce1" table:formula="of:=[.L3]/[.M3]" office:value-type="float" office:value="0">
            <text:p>0.00</text:p>
          </table:table-cell>
        </table:table-row>
        <table:table-row table:style-name="ro1">
          <table:table-cell office:value-type="float" office:value="48015">
            <text:p>48015</text:p>
          </table:table-cell>
          <table:table-cell office:value-type="float" office:value="0">
            <text:p>0</text:p>
          </table:table-cell>
          <table:table-cell office:value-type="float" office:value="-9440178">
            <text:p>-9440178</text:p>
          </table:table-cell>
          <table:table-cell office:value-type="float" office:value="65">
            <text:p>65</text:p>
          </table:table-cell>
          <table:table-cell office:value-type="float" office:value="38944">
            <text:p>38944</text:p>
          </table:table-cell>
          <table:table-cell office:value-type="float" office:value="-11385863">
            <text:p>-11385863</text:p>
          </table:table-cell>
          <table:table-cell office:value-type="float" office:value="65536">
            <text:p>65536</text:p>
          </table:table-cell>
          <table:table-cell table:style-name="Default"/>
          <table:table-cell table:style-name="ce1" table:formula="of:=[.A4]/65536" office:value-type="float" office:value="0.732650756835938">
            <text:p>0.73</text:p>
          </table:table-cell>
          <table:table-cell table:style-name="ce1" table:formula="of:=[.B4]/65536" office:value-type="float" office:value="0">
            <text:p>0.00</text:p>
          </table:table-cell>
          <table:table-cell table:style-name="ce1" table:formula="of:=[.C4]/65536" office:value-type="float" office:value="-144.045684814453">
            <text:p>-144.05</text:p>
          </table:table-cell>
          <table:table-cell table:style-name="ce1" table:formula="of:=[.D4]/65536" office:value-type="float" office:value="0.0009918212890625">
            <text:p>0.00</text:p>
          </table:table-cell>
          <table:table-cell table:style-name="ce1" table:formula="of:=[.E4]/65536" office:value-type="float" office:value="0.59423828125">
            <text:p>0.59</text:p>
          </table:table-cell>
          <table:table-cell table:style-name="ce1" table:formula="of:=[.F4]/65536" office:value-type="float" office:value="-173.734481811523">
            <text:p>-173.73</text:p>
          </table:table-cell>
          <table:table-cell/>
          <table:table-cell table:style-name="ce1" table:formula="of:=[.I4]*[.M4]-[.J4]*[.L4]" office:value-type="float" office:value="0.435369126498699">
            <text:p>0.44</text:p>
          </table:table-cell>
          <table:table-cell table:style-name="ce1" table:formula="of:=SQRT([.I4]*[.I4]+[.L4]*[.L4])" office:value-type="float" office:value="0.732651428171502">
            <text:p>0.73</text:p>
          </table:table-cell>
          <table:table-cell table:style-name="ce1" table:formula="of:=SQRT([.J4]*[.J4]+[.M4]*[.M4])" office:value-type="float" office:value="0.59423828125">
            <text:p>0.59</text:p>
          </table:table-cell>
          <table:table-cell table:formula="of:=[.Q4]*[.R4]" office:value-type="float" office:value="0.435369525431991">
            <text:p>0.44</text:p>
          </table:table-cell>
          <table:table-cell table:style-name="ce1" table:formula="of:=[.I4]*[.L4]+[.J4]*[.M4]" office:value-type="float" office:value="0.000726658618077636">
            <text:p>0.00</text:p>
          </table:table-cell>
          <table:table-cell table:style-name="ce1" table:formula="of:=[.T4]/[.S4]" office:value-type="float" office:value="0.00166906174095813">
            <text:p>0.00</text:p>
          </table:table-cell>
          <table:table-cell table:style-name="ce1" table:formula="of:=[.P4]/[.S4]" office:value-type="float" office:value="0.999999083690363">
            <text:p>1.00</text:p>
          </table:table-cell>
          <table:table-cell table:style-name="ce1" table:formula="of:=[.Q4]/[.R4]" office:value-type="float" office:value="1.23292532859099">
            <text:p>1.23</text:p>
          </table:table-cell>
          <table:table-cell table:style-name="ce1" table:formula="of:=[.T4]/[.P4]" office:value-type="float" office:value="0.00166906327033689">
            <text:p>0.00</text:p>
          </table:table-cell>
          <table:table-cell table:style-name="ce1" table:formula="of:=([.I4]*[.J4]-[.L4]*[.M4])/[.S4]" office:value-type="float" office:value="-0.00135374238133653">
            <text:p>0.00</text:p>
          </table:table-cell>
          <table:table-cell table:style-name="ce1" table:formula="of:=[.J4]/[.I4]" office:value-type="float" office:value="0">
            <text:p>0.00</text:p>
          </table:table-cell>
          <table:table-cell table:style-name="ce1" table:formula="of:=[.L4]/[.M4]" office:value-type="float" office:value="0.00166906327033689">
            <text:p>0.00</text:p>
          </table:table-cell>
        </table:table-row>
        <table:table-row table:style-name="ro1">
          <table:table-cell office:value-type="float" office:value="48015">
            <text:p>48015</text:p>
          </table:table-cell>
          <table:table-cell office:value-type="float" office:value="-263">
            <text:p>-263</text:p>
          </table:table-cell>
          <table:table-cell office:value-type="float" office:value="-9303235">
            <text:p>-9303235</text:p>
          </table:table-cell>
          <table:table-cell office:value-type="float" office:value="0">
            <text:p>0</text:p>
          </table:table-cell>
          <table:table-cell office:value-type="float" office:value="40758">
            <text:p>40758</text:p>
          </table:table-cell>
          <table:table-cell office:value-type="float" office:value="-12334413">
            <text:p>-12334413</text:p>
          </table:table-cell>
          <table:table-cell office:value-type="float" office:value="65536">
            <text:p>65536</text:p>
          </table:table-cell>
          <table:table-cell table:style-name="Default"/>
          <table:table-cell table:style-name="ce1" table:formula="of:=[.A5]/65536" office:value-type="float" office:value="0.732650756835938">
            <text:p>0.73</text:p>
          </table:table-cell>
          <table:table-cell table:style-name="ce1" table:formula="of:=[.B5]/65536" office:value-type="float" office:value="-0.0040130615234375">
            <text:p>0.00</text:p>
          </table:table-cell>
          <table:table-cell table:style-name="ce1" table:formula="of:=[.C5]/65536" office:value-type="float" office:value="-141.956100463867">
            <text:p>-141.96</text:p>
          </table:table-cell>
          <table:table-cell table:style-name="ce1" table:formula="of:=[.D5]/65536" office:value-type="float" office:value="0">
            <text:p>0.00</text:p>
          </table:table-cell>
          <table:table-cell table:style-name="ce1" table:formula="of:=[.E5]/65536" office:value-type="float" office:value="0.621917724609375">
            <text:p>0.62</text:p>
          </table:table-cell>
          <table:table-cell table:style-name="ce1" table:formula="of:=[.F5]/65536" office:value-type="float" office:value="-188.208206176758">
            <text:p>-188.21</text:p>
          </table:table-cell>
          <table:table-cell/>
          <table:table-cell table:style-name="ce1" table:formula="of:=[.I5]*[.M5]-[.J5]*[.L5]" office:value-type="float" office:value="0.455648491624743">
            <text:p>0.46</text:p>
          </table:table-cell>
          <table:table-cell table:style-name="ce1" table:formula="of:=SQRT([.I5]*[.I5]+[.L5]*[.L5])" office:value-type="float" office:value="0.732650756835938">
            <text:p>0.73</text:p>
          </table:table-cell>
          <table:table-cell table:style-name="ce1" table:formula="of:=SQRT([.J5]*[.J5]+[.M5]*[.M5])" office:value-type="float" office:value="0.621930672057661">
            <text:p>0.62</text:p>
          </table:table-cell>
          <table:table-cell table:formula="of:=[.Q5]*[.R5]" office:value-type="float" office:value="0.455657977582528">
            <text:p>0.46</text:p>
          </table:table-cell>
          <table:table-cell table:style-name="ce1" table:formula="of:=[.I5]*[.L5]+[.J5]*[.M5]" office:value-type="float" office:value="-0.00249579409137368">
            <text:p>0.00</text:p>
          </table:table-cell>
          <table:table-cell table:style-name="ce1" table:formula="of:=[.T5]/[.S5]" office:value-type="float" office:value="-0.00547734093149208">
            <text:p>-0.01</text:p>
          </table:table-cell>
          <table:table-cell table:style-name="ce1" table:formula="of:=[.P5]/[.S5]" office:value-type="float" office:value="0.999979181846358">
            <text:p>1.00</text:p>
          </table:table-cell>
          <table:table-cell table:style-name="ce1" table:formula="of:=[.Q5]/[.R5]" office:value-type="float" office:value="1.17802640994045">
            <text:p>1.18</text:p>
          </table:table-cell>
          <table:table-cell table:style-name="ce1" table:formula="of:=[.T5]/[.P5]" office:value-type="float" office:value="-0.00547745496199105">
            <text:p>-0.01</text:p>
          </table:table-cell>
          <table:table-cell table:style-name="ce1" table:formula="of:=([.I5]*[.J5]-[.L5]*[.M5])/[.S5]" office:value-type="float" office:value="-0.00645258660448482">
            <text:p>-0.01</text:p>
          </table:table-cell>
          <table:table-cell table:style-name="ce1" table:formula="of:=[.J5]/[.I5]" office:value-type="float" office:value="-0.00547745496199105">
            <text:p>-0.01</text:p>
          </table:table-cell>
          <table:table-cell table:style-name="ce1" table:formula="of:=[.L5]/[.M5]" office:value-type="float" office:value="0">
            <text:p>0.00</text:p>
          </table:table-cell>
        </table:table-row>
        <table:table-row table:style-name="ro1">
          <table:table-cell office:value-type="float" office:value="53041">
            <text:p>53041</text:p>
          </table:table-cell>
          <table:table-cell office:value-type="float" office:value="0">
            <text:p>0</text:p>
          </table:table-cell>
          <table:table-cell office:value-type="float" office:value="-11859076">
            <text:p>-11859076</text:p>
          </table:table-cell>
          <table:table-cell office:value-type="float" office:value="161">
            <text:p>161</text:p>
          </table:table-cell>
          <table:table-cell office:value-type="float" office:value="43120">
            <text:p>43120</text:p>
          </table:table-cell>
          <table:table-cell office:value-type="float" office:value="-13604864">
            <text:p>-13604864</text:p>
          </table:table-cell>
          <table:table-cell office:value-type="float" office:value="65536">
            <text:p>65536</text:p>
          </table:table-cell>
          <table:table-cell table:style-name="Default"/>
          <table:table-cell table:style-name="ce1" table:formula="of:=[.A6]/65536" office:value-type="float" office:value="0.809341430664063">
            <text:p>0.81</text:p>
          </table:table-cell>
          <table:table-cell table:style-name="ce1" table:formula="of:=[.B6]/65536" office:value-type="float" office:value="0">
            <text:p>0.00</text:p>
          </table:table-cell>
          <table:table-cell table:style-name="ce1" table:formula="of:=[.C6]/65536" office:value-type="float" office:value="-180.955139160156">
            <text:p>-180.96</text:p>
          </table:table-cell>
          <table:table-cell table:style-name="ce1" table:formula="of:=[.D6]/65536" office:value-type="float" office:value="0.0024566650390625">
            <text:p>0.00</text:p>
          </table:table-cell>
          <table:table-cell table:style-name="ce1" table:formula="of:=[.E6]/65536" office:value-type="float" office:value="0.657958984375">
            <text:p>0.66</text:p>
          </table:table-cell>
          <table:table-cell table:style-name="ce1" table:formula="of:=[.F6]/65536" office:value-type="float" office:value="-207.59375">
            <text:p>-207.59</text:p>
          </table:table-cell>
          <table:table-cell/>
          <table:table-cell table:style-name="ce1" table:formula="of:=[.I6]*[.M6]-[.J6]*[.L6]" office:value-type="float" office:value="0.532513465732336">
            <text:p>0.53</text:p>
          </table:table-cell>
          <table:table-cell table:style-name="ce1" table:formula="of:=SQRT([.I6]*[.I6]+[.L6]*[.L6])" office:value-type="float" office:value="0.809345159120919">
            <text:p>0.81</text:p>
          </table:table-cell>
          <table:table-cell table:style-name="ce1" table:formula="of:=SQRT([.J6]*[.J6]+[.M6]*[.M6])" office:value-type="float" office:value="0.657958984375">
            <text:p>0.66</text:p>
          </table:table-cell>
          <table:table-cell table:formula="of:=[.Q6]*[.R6]" office:value-type="float" office:value="0.532515918904023">
            <text:p>0.53</text:p>
          </table:table-cell>
          <table:table-cell table:style-name="ce1" table:formula="of:=[.I6]*[.L6]+[.J6]*[.M6]" office:value-type="float" office:value="0.00198828079737723">
            <text:p>0.00</text:p>
          </table:table-cell>
          <table:table-cell table:style-name="ce1" table:formula="of:=[.T6]/[.S6]" office:value-type="float" office:value="0.00373374903321075">
            <text:p>0.00</text:p>
          </table:table-cell>
          <table:table-cell table:style-name="ce1" table:formula="of:=[.P6]/[.S6]" office:value-type="float" office:value="0.999995393242531">
            <text:p>1.00</text:p>
          </table:table-cell>
          <table:table-cell table:style-name="ce1" table:formula="of:=[.Q6]/[.R6]" office:value-type="float" office:value="1.23008451642274">
            <text:p>1.23</text:p>
          </table:table-cell>
          <table:table-cell table:style-name="ce1" table:formula="of:=[.T6]/[.P6]" office:value-type="float" office:value="0.00373376623376623">
            <text:p>0.00</text:p>
          </table:table-cell>
          <table:table-cell table:style-name="ce1" table:formula="of:=([.I6]*[.J6]-[.L6]*[.M6])/[.S6]" office:value-type="float" office:value="-0.00303537373563936">
            <text:p>0.00</text:p>
          </table:table-cell>
          <table:table-cell table:style-name="ce1" table:formula="of:=[.J6]/[.I6]" office:value-type="float" office:value="0">
            <text:p>0.00</text:p>
          </table:table-cell>
          <table:table-cell table:style-name="ce1" table:formula="of:=[.L6]/[.M6]" office:value-type="float" office:value="0.00373376623376623">
            <text:p>0.00</text:p>
          </table:table-cell>
        </table:table-row>
        <table:table-row table:style-name="ro1">
          <table:table-cell office:value-type="float" office:value="53440">
            <text:p>53440</text:p>
          </table:table-cell>
          <table:table-cell office:value-type="float" office:value="619">
            <text:p>619</text:p>
          </table:table-cell>
          <table:table-cell office:value-type="float" office:value="-12442591">
            <text:p>-12442591</text:p>
          </table:table-cell>
          <table:table-cell office:value-type="float" office:value="0">
            <text:p>0</text:p>
          </table:table-cell>
          <table:table-cell office:value-type="float" office:value="43120">
            <text:p>43120</text:p>
          </table:table-cell>
          <table:table-cell office:value-type="float" office:value="-13564242">
            <text:p>-13564242</text:p>
          </table:table-cell>
          <table:table-cell office:value-type="float" office:value="65536">
            <text:p>65536</text:p>
          </table:table-cell>
          <table:table-cell table:style-name="Default"/>
          <table:table-cell table:style-name="ce1" table:formula="of:=[.A7]/65536" office:value-type="float" office:value="0.8154296875">
            <text:p>0.82</text:p>
          </table:table-cell>
          <table:table-cell table:style-name="ce1" table:formula="of:=[.B7]/65536" office:value-type="float" office:value="0.0094451904296875">
            <text:p>0.01</text:p>
          </table:table-cell>
          <table:table-cell table:style-name="ce1" table:formula="of:=[.C7]/65536" office:value-type="float" office:value="-189.858871459961">
            <text:p>-189.86</text:p>
          </table:table-cell>
          <table:table-cell table:style-name="ce1" table:formula="of:=[.D7]/65536" office:value-type="float" office:value="0">
            <text:p>0.00</text:p>
          </table:table-cell>
          <table:table-cell table:style-name="ce1" table:formula="of:=[.E7]/65536" office:value-type="float" office:value="0.657958984375">
            <text:p>0.66</text:p>
          </table:table-cell>
          <table:table-cell table:style-name="ce1" table:formula="of:=[.F7]/65536" office:value-type="float" office:value="-206.973907470703">
            <text:p>-206.97</text:p>
          </table:table-cell>
          <table:table-cell/>
          <table:table-cell table:style-name="ce1" table:formula="of:=[.I7]*[.M7]-[.J7]*[.L7]" office:value-type="float" office:value="0.536519289016724">
            <text:p>0.54</text:p>
          </table:table-cell>
          <table:table-cell table:style-name="ce1" table:formula="of:=SQRT([.I7]*[.I7]+[.L7]*[.L7])" office:value-type="float" office:value="0.8154296875">
            <text:p>0.82</text:p>
          </table:table-cell>
          <table:table-cell table:style-name="ce1" table:formula="of:=SQRT([.J7]*[.J7]+[.M7]*[.M7])" office:value-type="float" office:value="0.658026775095083">
            <text:p>0.66</text:p>
          </table:table-cell>
          <table:table-cell table:formula="of:=[.Q7]*[.R7]" office:value-type="float" office:value="0.536574567582416">
            <text:p>0.54</text:p>
          </table:table-cell>
          <table:table-cell table:style-name="ce1" table:formula="of:=[.I7]*[.L7]+[.J7]*[.M7]" office:value-type="float" office:value="0.00621454790234566">
            <text:p>0.01</text:p>
          </table:table-cell>
          <table:table-cell table:style-name="ce1" table:formula="of:=[.T7]/[.S7]" office:value-type="float" office:value="0.0115818905289266">
            <text:p>0.01</text:p>
          </table:table-cell>
          <table:table-cell table:style-name="ce1" table:formula="of:=[.P7]/[.S7]" office:value-type="float" office:value="0.999896978781642">
            <text:p>1.00</text:p>
          </table:table-cell>
          <table:table-cell table:style-name="ce1" table:formula="of:=[.Q7]/[.R7]" office:value-type="float" office:value="1.23920441897242">
            <text:p>1.24</text:p>
          </table:table-cell>
          <table:table-cell table:style-name="ce1" table:formula="of:=[.T7]/[.P7]" office:value-type="float" office:value="0.0115830838323353">
            <text:p>0.01</text:p>
          </table:table-cell>
          <table:table-cell table:style-name="ce1" table:formula="of:=([.I7]*[.J7]-[.L7]*[.M7])/[.S7]" office:value-type="float" office:value="0.014353808670358">
            <text:p>0.01</text:p>
          </table:table-cell>
          <table:table-cell table:style-name="ce1" table:formula="of:=[.J7]/[.I7]" office:value-type="float" office:value="0.0115830838323353">
            <text:p>0.01</text:p>
          </table:table-cell>
          <table:table-cell table:style-name="ce1" table:formula="of:=[.L7]/[.M7]" office:value-type="float" office:value="0">
            <text:p>0.00</text:p>
          </table:table-cell>
        </table:table-row>
        <table:table-row table:style-name="ro1">
          <table:table-cell office:value-type="float" office:value="49351">
            <text:p>49351</text:p>
          </table:table-cell>
          <table:table-cell office:value-type="float" office:value="130">
            <text:p>130</text:p>
          </table:table-cell>
          <table:table-cell office:value-type="float" office:value="-10084397">
            <text:p>-10084397</text:p>
          </table:table-cell>
          <table:table-cell office:value-type="float" office:value="-137">
            <text:p>-137</text:p>
          </table:table-cell>
          <table:table-cell office:value-type="float" office:value="39460">
            <text:p>39460</text:p>
          </table:table-cell>
          <table:table-cell office:value-type="float" office:value="-11666372">
            <text:p>-11666372</text:p>
          </table:table-cell>
          <table:table-cell office:value-type="float" office:value="65536">
            <text:p>65536</text:p>
          </table:table-cell>
          <table:table-cell table:style-name="Default"/>
          <table:table-cell table:style-name="ce1" table:formula="of:=[.A8]/65536" office:value-type="float" office:value="0.753036499023438">
            <text:p>0.75</text:p>
          </table:table-cell>
          <table:table-cell table:style-name="ce1" table:formula="of:=[.B8]/65536" office:value-type="float" office:value="0.001983642578125">
            <text:p>0.00</text:p>
          </table:table-cell>
          <table:table-cell table:style-name="ce1" table:formula="of:=[.C8]/65536" office:value-type="float" office:value="-153.875686645508">
            <text:p>-153.88</text:p>
          </table:table-cell>
          <table:table-cell table:style-name="ce1" table:formula="of:=[.D8]/65536" office:value-type="float" office:value="-0.0020904541015625">
            <text:p>0.00</text:p>
          </table:table-cell>
          <table:table-cell table:style-name="ce1" table:formula="of:=[.E8]/65536" office:value-type="float" office:value="0.60211181640625">
            <text:p>0.60</text:p>
          </table:table-cell>
          <table:table-cell table:style-name="ce1" table:formula="of:=[.F8]/65536" office:value-type="float" office:value="-178.014709472656">
            <text:p>-178.01</text:p>
          </table:table-cell>
          <table:table-cell/>
          <table:table-cell table:style-name="ce1" table:formula="of:=[.I8]*[.M8]-[.J8]*[.L8]" office:value-type="float" office:value="0.453416320960969">
            <text:p>0.45</text:p>
          </table:table-cell>
          <table:table-cell table:style-name="ce1" table:formula="of:=SQRT([.I8]*[.I8]+[.L8]*[.L8])" office:value-type="float" office:value="0.753039400602536">
            <text:p>0.75</text:p>
          </table:table-cell>
          <table:table-cell table:style-name="ce1" table:formula="of:=SQRT([.J8]*[.J8]+[.M8]*[.M8])" office:value-type="float" office:value="0.60211508392824">
            <text:p>0.60</text:p>
          </table:table-cell>
          <table:table-cell table:formula="of:=[.Q8]*[.R8]" office:value-type="float" office:value="0.453416381895067">
            <text:p>0.45</text:p>
          </table:table-cell>
          <table:table-cell table:style-name="ce1" table:formula="of:=[.I8]*[.L8]+[.J8]*[.M8]" office:value-type="float" office:value="-0.00037981360219419">
            <text:p>0.00</text:p>
          </table:table-cell>
          <table:table-cell table:style-name="ce1" table:formula="of:=[.T8]/[.S8]" office:value-type="float" office:value="-0.000837670665110836">
            <text:p>0.00</text:p>
          </table:table-cell>
          <table:table-cell table:style-name="ce1" table:formula="of:=[.P8]/[.S8]" office:value-type="float" office:value="0.999999865611167">
            <text:p>1.00</text:p>
          </table:table-cell>
          <table:table-cell table:style-name="ce1" table:formula="of:=[.Q8]/[.R8]" office:value-type="float" office:value="1.25065692706061">
            <text:p>1.25</text:p>
          </table:table-cell>
          <table:table-cell table:style-name="ce1" table:formula="of:=[.T8]/[.P8]" office:value-type="float" office:value="-0.000837670777684435">
            <text:p>0.00</text:p>
          </table:table-cell>
          <table:table-cell table:style-name="ce1" table:formula="of:=([.I8]*[.J8]-[.L8]*[.M8])/[.S8]" office:value-type="float" office:value="0.00607045199171422">
            <text:p>0.01</text:p>
          </table:table-cell>
          <table:table-cell table:style-name="ce1" table:formula="of:=[.J8]/[.I8]" office:value-type="float" office:value="0.00263419180968977">
            <text:p>0.00</text:p>
          </table:table-cell>
          <table:table-cell table:style-name="ce1" table:formula="of:=[.L8]/[.M8]" office:value-type="float" office:value="-0.00347187024835276">
            <text:p>0.00</text:p>
          </table:table-cell>
        </table:table-row>
        <table:table-row table:style-name="ro1">
          <table:table-cell office:value-type="float" office:value="49162">
            <text:p>49162</text:p>
          </table:table-cell>
          <table:table-cell office:value-type="float" office:value="-68">
            <text:p>-68</text:p>
          </table:table-cell>
          <table:table-cell office:value-type="float" office:value="-9869189">
            <text:p>-9869189</text:p>
          </table:table-cell>
          <table:table-cell office:value-type="float" office:value="32">
            <text:p>32</text:p>
          </table:table-cell>
          <table:table-cell office:value-type="float" office:value="39027">
            <text:p>39027</text:p>
          </table:table-cell>
          <table:table-cell office:value-type="float" office:value="-11499826">
            <text:p>-11499826</text:p>
          </table:table-cell>
          <table:table-cell office:value-type="float" office:value="65536">
            <text:p>65536</text:p>
          </table:table-cell>
          <table:table-cell table:style-name="Default"/>
          <table:table-cell table:style-name="ce1" table:formula="of:=[.A9]/65536" office:value-type="float" office:value="0.750152587890625">
            <text:p>0.75</text:p>
          </table:table-cell>
          <table:table-cell table:style-name="ce1" table:formula="of:=[.B9]/65536" office:value-type="float" office:value="-0.00103759765625">
            <text:p>0.00</text:p>
          </table:table-cell>
          <table:table-cell table:style-name="ce1" table:formula="of:=[.C9]/65536" office:value-type="float" office:value="-150.591873168945">
            <text:p>-150.59</text:p>
          </table:table-cell>
          <table:table-cell table:style-name="ce1" table:formula="of:=[.D9]/65536" office:value-type="float" office:value="0.00048828125">
            <text:p>0.00</text:p>
          </table:table-cell>
          <table:table-cell table:style-name="ce1" table:formula="of:=[.E9]/65536" office:value-type="float" office:value="0.595504760742188">
            <text:p>0.60</text:p>
          </table:table-cell>
          <table:table-cell table:style-name="ce1" table:formula="of:=[.F9]/65536" office:value-type="float" office:value="-175.473419189453">
            <text:p>-175.47</text:p>
          </table:table-cell>
          <table:table-cell/>
          <table:table-cell table:style-name="ce1" table:formula="of:=[.I9]*[.M9]-[.J9]*[.L9]" office:value-type="float" office:value="0.44671994401142">
            <text:p>0.45</text:p>
          </table:table-cell>
          <table:table-cell table:style-name="ce1" table:formula="of:=SQRT([.I9]*[.I9]+[.L9]*[.L9])" office:value-type="float" office:value="0.750152746803997">
            <text:p>0.75</text:p>
          </table:table-cell>
          <table:table-cell table:style-name="ce1" table:formula="of:=SQRT([.J9]*[.J9]+[.M9]*[.M9])" office:value-type="float" office:value="0.595505664688008">
            <text:p>0.60</text:p>
          </table:table-cell>
          <table:table-cell table:formula="of:=[.Q9]*[.R9]" office:value-type="float" office:value="0.446720210103049">
            <text:p>0.45</text:p>
          </table:table-cell>
          <table:table-cell table:style-name="ce1" table:formula="of:=[.I9]*[.L9]+[.J9]*[.M9]" office:value-type="float" office:value="-0.000251608900725842">
            <text:p>0.00</text:p>
          </table:table-cell>
          <table:table-cell table:style-name="ce1" table:formula="of:=[.T9]/[.S9]" office:value-type="float" office:value="-0.000563235992094024">
            <text:p>0.00</text:p>
          </table:table-cell>
          <table:table-cell table:style-name="ce1" table:formula="of:=[.P9]/[.S9]" office:value-type="float" office:value="0.999999404343876">
            <text:p>1.00</text:p>
          </table:table-cell>
          <table:table-cell table:style-name="ce1" table:formula="of:=[.Q9]/[.R9]" office:value-type="float" office:value="1.25969036280622">
            <text:p>1.26</text:p>
          </table:table-cell>
          <table:table-cell table:style-name="ce1" table:formula="of:=[.T9]/[.P9]" office:value-type="float" office:value="-0.000563236327589192">
            <text:p>0.00</text:p>
          </table:table-cell>
          <table:table-cell table:style-name="ce1" table:formula="of:=([.I9]*[.J9]-[.L9]*[.M9])/[.S9]" office:value-type="float" office:value="-0.00239328857705969">
            <text:p>0.00</text:p>
          </table:table-cell>
          <table:table-cell table:style-name="ce1" table:formula="of:=[.J9]/[.I9]" office:value-type="float" office:value="-0.00138318213254139">
            <text:p>0.00</text:p>
          </table:table-cell>
          <table:table-cell table:style-name="ce1" table:formula="of:=[.L9]/[.M9]" office:value-type="float" office:value="0.000819945166167013">
            <text:p>0.00</text:p>
          </table:table-cell>
        </table:table-row>
        <table:table-row table:style-name="ro1">
          <table:table-cell office:value-type="float" office:value="49350">
            <text:p>49350</text:p>
          </table:table-cell>
          <table:table-cell office:value-type="float" office:value="263">
            <text:p>263</text:p>
          </table:table-cell>
          <table:table-cell office:value-type="float" office:value="-10226411">
            <text:p>-10226411</text:p>
          </table:table-cell>
          <table:table-cell office:value-type="float" office:value="-206">
            <text:p>-206</text:p>
          </table:table-cell>
          <table:table-cell office:value-type="float" office:value="39670">
            <text:p>39670</text:p>
          </table:table-cell>
          <table:table-cell office:value-type="float" office:value="-11640139">
            <text:p>-11640139</text:p>
          </table:table-cell>
          <table:table-cell office:value-type="float" office:value="65536">
            <text:p>65536</text:p>
          </table:table-cell>
          <table:table-cell table:style-name="Default"/>
          <table:table-cell table:style-name="ce1" table:formula="of:=[.A10]/65536" office:value-type="float" office:value="0.753021240234375">
            <text:p>0.75</text:p>
          </table:table-cell>
          <table:table-cell table:style-name="ce1" table:formula="of:=[.B10]/65536" office:value-type="float" office:value="0.0040130615234375">
            <text:p>0.00</text:p>
          </table:table-cell>
          <table:table-cell table:style-name="ce1" table:formula="of:=[.C10]/65536" office:value-type="float" office:value="-156.04264831543">
            <text:p>-156.04</text:p>
          </table:table-cell>
          <table:table-cell table:style-name="ce1" table:formula="of:=[.D10]/65536" office:value-type="float" office:value="-0.003143310546875">
            <text:p>0.00</text:p>
          </table:table-cell>
          <table:table-cell table:style-name="ce1" table:formula="of:=[.E10]/65536" office:value-type="float" office:value="0.605316162109375">
            <text:p>0.61</text:p>
          </table:table-cell>
          <table:table-cell table:style-name="ce1" table:formula="of:=[.F10]/65536" office:value-type="float" office:value="-177.61442565918">
            <text:p>-177.61</text:p>
          </table:table-cell>
          <table:table-cell/>
          <table:table-cell table:style-name="ce1" table:formula="of:=[.I10]*[.M10]-[.J10]*[.L10]" office:value-type="float" office:value="0.455828541424125">
            <text:p>0.46</text:p>
          </table:table-cell>
          <table:table-cell table:style-name="ce1" table:formula="of:=SQRT([.I10]*[.I10]+[.L10]*[.L10])" office:value-type="float" office:value="0.753027800712105">
            <text:p>0.75</text:p>
          </table:table-cell>
          <table:table-cell table:style-name="ce1" table:formula="of:=SQRT([.J10]*[.J10]+[.M10]*[.M10])" office:value-type="float" office:value="0.605329464650131">
            <text:p>0.61</text:p>
          </table:table-cell>
          <table:table-cell table:formula="of:=[.Q10]*[.R10]" office:value-type="float" office:value="0.455829915471724">
            <text:p>0.46</text:p>
          </table:table-cell>
          <table:table-cell table:style-name="ce1" table:formula="of:=[.I10]*[.L10]+[.J10]*[.M10]" office:value-type="float" office:value="0.0000621913932263851">
            <text:p>0.00</text:p>
          </table:table-cell>
          <table:table-cell table:style-name="ce1" table:formula="of:=[.T10]/[.S10]" office:value-type="float" office:value="0.000136435523679979">
            <text:p>0.00</text:p>
          </table:table-cell>
          <table:table-cell table:style-name="ce1" table:formula="of:=[.P10]/[.S10]" office:value-type="float" office:value="0.999996985613379">
            <text:p>1.00</text:p>
          </table:table-cell>
          <table:table-cell table:style-name="ce1" table:formula="of:=[.Q10]/[.R10]" office:value-type="float" office:value="1.24399660794199">
            <text:p>1.24</text:p>
          </table:table-cell>
          <table:table-cell table:style-name="ce1" table:formula="of:=[.T10]/[.P10]" office:value-type="float" office:value="0.000136435934950636">
            <text:p>0.00</text:p>
          </table:table-cell>
          <table:table-cell table:style-name="ce1" table:formula="of:=([.I10]*[.J10]-[.L10]*[.M10])/[.S10]" office:value-type="float" office:value="0.0108036288863835">
            <text:p>0.01</text:p>
          </table:table-cell>
          <table:table-cell table:style-name="ce1" table:formula="of:=[.J10]/[.I10]" office:value-type="float" office:value="0.00532928064842958">
            <text:p>0.01</text:p>
          </table:table-cell>
          <table:table-cell table:style-name="ce1" table:formula="of:=[.L10]/[.M10]" office:value-type="float" office:value="-0.00519284093773632">
            <text:p>-0.01</text:p>
          </table:table-cell>
        </table:table-row>
        <table:table-row table:style-name="ro1">
          <table:table-cell office:value-type="float" office:value="49437">
            <text:p>49437</text:p>
          </table:table-cell>
          <table:table-cell office:value-type="float" office:value="0">
            <text:p>0</text:p>
          </table:table-cell>
          <table:table-cell office:value-type="float" office:value="-10011594">
            <text:p>-10011594</text:p>
          </table:table-cell>
          <table:table-cell office:value-type="float" office:value="-272">
            <text:p>-272</text:p>
          </table:table-cell>
          <table:table-cell office:value-type="float" office:value="39046">
            <text:p>39046</text:p>
          </table:table-cell>
          <table:table-cell office:value-type="float" office:value="-11106790">
            <text:p>-11106790</text:p>
          </table:table-cell>
          <table:table-cell office:value-type="float" office:value="65536">
            <text:p>65536</text:p>
          </table:table-cell>
          <table:table-cell table:style-name="Default"/>
          <table:table-cell table:style-name="ce1" table:formula="of:=[.A11]/65536" office:value-type="float" office:value="0.754348754882813">
            <text:p>0.75</text:p>
          </table:table-cell>
          <table:table-cell table:style-name="ce1" table:formula="of:=[.B11]/65536" office:value-type="float" office:value="0">
            <text:p>0.00</text:p>
          </table:table-cell>
          <table:table-cell table:style-name="ce1" table:formula="of:=[.C11]/65536" office:value-type="float" office:value="-152.764801025391">
            <text:p>-152.76</text:p>
          </table:table-cell>
          <table:table-cell table:style-name="ce1" table:formula="of:=[.D11]/65536" office:value-type="float" office:value="-0.004150390625">
            <text:p>0.00</text:p>
          </table:table-cell>
          <table:table-cell table:style-name="ce1" table:formula="of:=[.E11]/65536" office:value-type="float" office:value="0.595794677734375">
            <text:p>0.60</text:p>
          </table:table-cell>
          <table:table-cell table:style-name="ce1" table:formula="of:=[.F11]/65536" office:value-type="float" office:value="-169.476165771484">
            <text:p>-169.48</text:p>
          </table:table-cell>
          <table:table-cell/>
          <table:table-cell table:style-name="ce1" table:formula="of:=[.I11]*[.M11]-[.J11]*[.L11]" office:value-type="float" office:value="0.449436973314732">
            <text:p>0.45</text:p>
          </table:table-cell>
          <table:table-cell table:style-name="ce1" table:formula="of:=SQRT([.I11]*[.I11]+[.L11]*[.L11])" office:value-type="float" office:value="0.754360172421364">
            <text:p>0.75</text:p>
          </table:table-cell>
          <table:table-cell table:style-name="ce1" table:formula="of:=SQRT([.J11]*[.J11]+[.M11]*[.M11])" office:value-type="float" office:value="0.595794677734375">
            <text:p>0.60</text:p>
          </table:table-cell>
          <table:table-cell table:formula="of:=[.Q11]*[.R11]" office:value-type="float" office:value="0.449443775823434">
            <text:p>0.45</text:p>
          </table:table-cell>
          <table:table-cell table:style-name="ce1" table:formula="of:=[.I11]*[.L11]+[.J11]*[.M11]" office:value-type="float" office:value="-0.00313084200024605">
            <text:p>0.00</text:p>
          </table:table-cell>
          <table:table-cell table:style-name="ce1" table:formula="of:=[.T11]/[.S11]" office:value-type="float" office:value="-0.00696603706327889">
            <text:p>-0.01</text:p>
          </table:table-cell>
          <table:table-cell table:style-name="ce1" table:formula="of:=[.P11]/[.S11]" office:value-type="float" office:value="0.999984864605836">
            <text:p>1.00</text:p>
          </table:table-cell>
          <table:table-cell table:style-name="ce1" table:formula="of:=[.Q11]/[.R11]" office:value-type="float" office:value="1.26614117348273">
            <text:p>1.27</text:p>
          </table:table-cell>
          <table:table-cell table:style-name="ce1" table:formula="of:=[.T11]/[.P11]" office:value-type="float" office:value="-0.00696614249859141">
            <text:p>-0.01</text:p>
          </table:table-cell>
          <table:table-cell table:style-name="ce1" table:formula="of:=([.I11]*[.J11]-[.L11]*[.M11])/[.S11]" office:value-type="float" office:value="0.00550186870507489">
            <text:p>0.01</text:p>
          </table:table-cell>
          <table:table-cell table:style-name="ce1" table:formula="of:=[.J11]/[.I11]" office:value-type="float" office:value="0">
            <text:p>0.00</text:p>
          </table:table-cell>
          <table:table-cell table:style-name="ce1" table:formula="of:=[.L11]/[.M11]" office:value-type="float" office:value="-0.00696614249859141">
            <text:p>-0.01</text:p>
          </table:table-cell>
        </table:table-row>
        <table:table-row table:style-name="ro1">
          <table:table-cell office:value-type="float" office:value="49872">
            <text:p>49872</text:p>
          </table:table-cell>
          <table:table-cell office:value-type="float" office:value="-130">
            <text:p>-130</text:p>
          </table:table-cell>
          <table:table-cell office:value-type="float" office:value="-10469189">
            <text:p>-10469189</text:p>
          </table:table-cell>
          <table:table-cell office:value-type="float" office:value="-136">
            <text:p>-136</text:p>
          </table:table-cell>
          <table:table-cell office:value-type="float" office:value="38842">
            <text:p>38842</text:p>
          </table:table-cell>
          <table:table-cell office:value-type="float" office:value="-11265756">
            <text:p>-11265756</text:p>
          </table:table-cell>
          <table:table-cell office:value-type="float" office:value="65536">
            <text:p>65536</text:p>
          </table:table-cell>
          <table:table-cell table:style-name="Default"/>
          <table:table-cell table:style-name="ce1" table:formula="of:=[.A12]/65536" office:value-type="float" office:value="0.760986328125">
            <text:p>0.76</text:p>
          </table:table-cell>
          <table:table-cell table:style-name="ce1" table:formula="of:=[.B12]/65536" office:value-type="float" office:value="-0.001983642578125">
            <text:p>0.00</text:p>
          </table:table-cell>
          <table:table-cell table:style-name="ce1" table:formula="of:=[.C12]/65536" office:value-type="float" office:value="-159.747146606445">
            <text:p>-159.75</text:p>
          </table:table-cell>
          <table:table-cell table:style-name="ce1" table:formula="of:=[.D12]/65536" office:value-type="float" office:value="-0.0020751953125">
            <text:p>0.00</text:p>
          </table:table-cell>
          <table:table-cell table:style-name="ce1" table:formula="of:=[.E12]/65536" office:value-type="float" office:value="0.592681884765625">
            <text:p>0.59</text:p>
          </table:table-cell>
          <table:table-cell table:style-name="ce1" table:formula="of:=[.F12]/65536" office:value-type="float" office:value="-171.901794433594">
            <text:p>-171.90</text:p>
          </table:table-cell>
          <table:table-cell/>
          <table:table-cell table:style-name="ce1" table:formula="of:=[.I12]*[.M12]-[.J12]*[.L12]" office:value-type="float" office:value="0.451018694788218">
            <text:p>0.45</text:p>
          </table:table-cell>
          <table:table-cell table:style-name="ce1" table:formula="of:=SQRT([.I12]*[.I12]+[.L12]*[.L12])" office:value-type="float" office:value="0.760989157628908">
            <text:p>0.76</text:p>
          </table:table-cell>
          <table:table-cell table:style-name="ce1" table:formula="of:=SQRT([.J12]*[.J12]+[.M12]*[.M12])" office:value-type="float" office:value="0.592685204275601">
            <text:p>0.59</text:p>
          </table:table-cell>
          <table:table-cell table:formula="of:=[.Q12]*[.R12]" office:value-type="float" office:value="0.451027014340807">
            <text:p>0.45</text:p>
          </table:table-cell>
          <table:table-cell table:style-name="ce1" table:formula="of:=[.I12]*[.L12]+[.J12]*[.M12]" office:value-type="float" office:value="-0.00275486428290606">
            <text:p>0.00</text:p>
          </table:table-cell>
          <table:table-cell table:style-name="ce1" table:formula="of:=[.T12]/[.S12]" office:value-type="float" office:value="-0.00610798066482202">
            <text:p>-0.01</text:p>
          </table:table-cell>
          <table:table-cell table:style-name="ce1" table:formula="of:=[.P12]/[.S12]" office:value-type="float" office:value="0.999981554203351">
            <text:p>1.00</text:p>
          </table:table-cell>
          <table:table-cell table:style-name="ce1" table:formula="of:=[.Q12]/[.R12]" office:value-type="float" office:value="1.28396854205094">
            <text:p>1.28</text:p>
          </table:table-cell>
          <table:table-cell table:style-name="ce1" table:formula="of:=[.T12]/[.P12]" office:value-type="float" office:value="-0.00610809333346956">
            <text:p>-0.01</text:p>
          </table:table-cell>
          <table:table-cell table:style-name="ce1" table:formula="of:=([.I12]*[.J12]-[.L12]*[.M12])/[.S12]" office:value-type="float" office:value="-0.00061990569052521">
            <text:p>0.00</text:p>
          </table:table-cell>
          <table:table-cell table:style-name="ce1" table:formula="of:=[.J12]/[.I12]" office:value-type="float" office:value="-0.00260667308309272">
            <text:p>0.00</text:p>
          </table:table-cell>
          <table:table-cell table:style-name="ce1" table:formula="of:=[.L12]/[.M12]" office:value-type="float" office:value="-0.00350136450234282">
            <text:p>0.00</text:p>
          </table:table-cell>
        </table:table-row>
        <table:table-row table:style-name="ro1">
          <table:table-cell office:value-type="float" office:value="50946">
            <text:p>50946</text:p>
          </table:table-cell>
          <table:table-cell office:value-type="float" office:value="0">
            <text:p>0</text:p>
          </table:table-cell>
          <table:table-cell office:value-type="float" office:value="-10719783">
            <text:p>-10719783</text:p>
          </table:table-cell>
          <table:table-cell office:value-type="float" office:value="-236">
            <text:p>-236</text:p>
          </table:table-cell>
          <table:table-cell office:value-type="float" office:value="43883">
            <text:p>43883</text:p>
          </table:table-cell>
          <table:table-cell office:value-type="float" office:value="-13773109">
            <text:p>-13773109</text:p>
          </table:table-cell>
          <table:table-cell office:value-type="float" office:value="65536">
            <text:p>65536</text:p>
          </table:table-cell>
          <table:table-cell table:style-name="Default"/>
          <table:table-cell table:style-name="ce1" table:formula="of:=[.A13]/65536" office:value-type="float" office:value="0.777374267578125">
            <text:p>0.78</text:p>
          </table:table-cell>
          <table:table-cell table:style-name="ce1" table:formula="of:=[.B13]/65536" office:value-type="float" office:value="0">
            <text:p>0.00</text:p>
          </table:table-cell>
          <table:table-cell table:style-name="ce1" table:formula="of:=[.C13]/65536" office:value-type="float" office:value="-163.570907592773">
            <text:p>-163.57</text:p>
          </table:table-cell>
          <table:table-cell table:style-name="ce1" table:formula="of:=[.D13]/65536" office:value-type="float" office:value="-0.00360107421875">
            <text:p>0.00</text:p>
          </table:table-cell>
          <table:table-cell table:style-name="ce1" table:formula="of:=[.E13]/65536" office:value-type="float" office:value="0.669601440429688">
            <text:p>0.67</text:p>
          </table:table-cell>
          <table:table-cell table:style-name="ce1" table:formula="of:=[.F13]/65536" office:value-type="float" office:value="-210.16096496582">
            <text:p>-210.16</text:p>
          </table:table-cell>
          <table:table-cell/>
          <table:table-cell table:style-name="ce1" table:formula="of:=[.I13]*[.M13]-[.J13]*[.L13]" office:value-type="float" office:value="0.520530929323286">
            <text:p>0.52</text:p>
          </table:table-cell>
          <table:table-cell table:style-name="ce1" table:formula="of:=SQRT([.I13]*[.I13]+[.L13]*[.L13])" office:value-type="float" office:value="0.777382608261952">
            <text:p>0.78</text:p>
          </table:table-cell>
          <table:table-cell table:style-name="ce1" table:formula="of:=SQRT([.J13]*[.J13]+[.M13]*[.M13])" office:value-type="float" office:value="0.669601440429688">
            <text:p>0.67</text:p>
          </table:table-cell>
          <table:table-cell table:formula="of:=[.Q13]*[.R13]" office:value-type="float" office:value="0.52053651425719">
            <text:p>0.52</text:p>
          </table:table-cell>
          <table:table-cell table:style-name="ce1" table:formula="of:=[.I13]*[.L13]+[.J13]*[.M13]" office:value-type="float" office:value="-0.00279938243329525">
            <text:p>0.00</text:p>
          </table:table-cell>
          <table:table-cell table:style-name="ce1" table:formula="of:=[.T13]/[.S13]" office:value-type="float" office:value="-0.00537787908556231">
            <text:p>-0.01</text:p>
          </table:table-cell>
          <table:table-cell table:style-name="ce1" table:formula="of:=[.P13]/[.S13]" office:value-type="float" office:value="0.999989270812418">
            <text:p>1.00</text:p>
          </table:table-cell>
          <table:table-cell table:style-name="ce1" table:formula="of:=[.Q13]/[.R13]" office:value-type="float" office:value="1.16096316603366">
            <text:p>1.16</text:p>
          </table:table-cell>
          <table:table-cell table:style-name="ce1" table:formula="of:=[.T13]/[.P13]" office:value-type="float" office:value="-0.00537793678645489">
            <text:p>-0.01</text:p>
          </table:table-cell>
          <table:table-cell table:style-name="ce1" table:formula="of:=([.I13]*[.J13]-[.L13]*[.M13])/[.S13]" office:value-type="float" office:value="0.00463230612632455">
            <text:p>0.00</text:p>
          </table:table-cell>
          <table:table-cell table:style-name="ce1" table:formula="of:=[.J13]/[.I13]" office:value-type="float" office:value="0">
            <text:p>0.00</text:p>
          </table:table-cell>
          <table:table-cell table:style-name="ce1" table:formula="of:=[.L13]/[.M13]" office:value-type="float" office:value="-0.00537793678645489">
            <text:p>-0.01</text:p>
          </table:table-cell>
        </table:table-row>
        <table:table-row table:style-name="ro1">
          <table:table-cell office:value-type="float" office:value="48841">
            <text:p>48841</text:p>
          </table:table-cell>
          <table:table-cell office:value-type="float" office:value="-129">
            <text:p>-129</text:p>
          </table:table-cell>
          <table:table-cell office:value-type="float" office:value="-9732618">
            <text:p>-9732618</text:p>
          </table:table-cell>
          <table:table-cell office:value-type="float" office:value="0">
            <text:p>0</text:p>
          </table:table-cell>
          <table:table-cell office:value-type="float" office:value="39356">
            <text:p>39356</text:p>
          </table:table-cell>
          <table:table-cell office:value-type="float" office:value="-11506422">
            <text:p>-11506422</text:p>
          </table:table-cell>
          <table:table-cell office:value-type="float" office:value="65536">
            <text:p>65536</text:p>
          </table:table-cell>
          <table:table-cell table:style-name="Default"/>
          <table:table-cell table:style-name="ce1" table:formula="of:=[.A14]/65536" office:value-type="float" office:value="0.745254516601563">
            <text:p>0.75</text:p>
          </table:table-cell>
          <table:table-cell table:style-name="ce1" table:formula="of:=[.B14]/65536" office:value-type="float" office:value="-0.0019683837890625">
            <text:p>0.00</text:p>
          </table:table-cell>
          <table:table-cell table:style-name="ce1" table:formula="of:=[.C14]/65536" office:value-type="float" office:value="-148.507965087891">
            <text:p>-148.51</text:p>
          </table:table-cell>
          <table:table-cell table:style-name="ce1" table:formula="of:=[.D14]/65536" office:value-type="float" office:value="0">
            <text:p>0.00</text:p>
          </table:table-cell>
          <table:table-cell table:style-name="ce1" table:formula="of:=[.E14]/65536" office:value-type="float" office:value="0.60052490234375">
            <text:p>0.60</text:p>
          </table:table-cell>
          <table:table-cell table:style-name="ce1" table:formula="of:=[.F14]/65536" office:value-type="float" office:value="-175.574066162109">
            <text:p>-175.57</text:p>
          </table:table-cell>
          <table:table-cell/>
          <table:table-cell table:style-name="ce1" table:formula="of:=[.I14]*[.M14]-[.J14]*[.L14]" office:value-type="float" office:value="0.447543895803392">
            <text:p>0.45</text:p>
          </table:table-cell>
          <table:table-cell table:style-name="ce1" table:formula="of:=SQRT([.I14]*[.I14]+[.L14]*[.L14])" office:value-type="float" office:value="0.745254516601563">
            <text:p>0.75</text:p>
          </table:table-cell>
          <table:table-cell table:style-name="ce1" table:formula="of:=SQRT([.J14]*[.J14]+[.M14]*[.M14])" office:value-type="float" office:value="0.600528128291849">
            <text:p>0.60</text:p>
          </table:table-cell>
          <table:table-cell table:formula="of:=[.Q14]*[.R14]" office:value-type="float" office:value="0.447546299955783">
            <text:p>0.45</text:p>
          </table:table-cell>
          <table:table-cell table:style-name="ce1" table:formula="of:=[.I14]*[.L14]+[.J14]*[.M14]" office:value-type="float" office:value="-0.00118206348270178">
            <text:p>0.00</text:p>
          </table:table-cell>
          <table:table-cell table:style-name="ce1" table:formula="of:=[.T14]/[.S14]" office:value-type="float" office:value="-0.00264120937390961">
            <text:p>0.00</text:p>
          </table:table-cell>
          <table:table-cell table:style-name="ce1" table:formula="of:=[.P14]/[.S14]" office:value-type="float" office:value="0.999994628148213">
            <text:p>1.00</text:p>
          </table:table-cell>
          <table:table-cell table:style-name="ce1" table:formula="of:=[.Q14]/[.R14]" office:value-type="float" office:value="1.24099851695769">
            <text:p>1.24</text:p>
          </table:table-cell>
          <table:table-cell table:style-name="ce1" table:formula="of:=[.T14]/[.P14]" office:value-type="float" office:value="-0.00264122356217113">
            <text:p>0.00</text:p>
          </table:table-cell>
          <table:table-cell table:style-name="ce1" table:formula="of:=([.I14]*[.J14]-[.L14]*[.M14])/[.S14]" office:value-type="float" office:value="-0.00327775452360808">
            <text:p>0.00</text:p>
          </table:table-cell>
          <table:table-cell table:style-name="ce1" table:formula="of:=[.J14]/[.I14]" office:value-type="float" office:value="-0.00264122356217113">
            <text:p>0.00</text:p>
          </table:table-cell>
          <table:table-cell table:style-name="ce1" table:formula="of:=[.L14]/[.M14]" office:value-type="float" office:value="0">
            <text:p>0.00</text:p>
          </table:table-cell>
        </table:table-row>
        <table:table-row table:style-name="ro1">
          <table:table-cell table:number-columns-repeated="7"/>
          <table:table-cell table:style-name="Default"/>
          <table:table-cell table:style-name="ce1" table:number-columns-repeated="6"/>
          <table:table-cell table:number-columns-repeated="4"/>
          <table:table-cell table:style-name="Default"/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86169">
            <text:p>86169</text:p>
          </table:table-cell>
          <table:table-cell office:value-type="float" office:value="-29764286">
            <text:p>-29764286</text:p>
          </table:table-cell>
          <table:table-cell office:value-type="float" office:value="-25774">
            <text:p>-25774</text:p>
          </table:table-cell>
          <table:table-cell office:value-type="float" office:value="-183">
            <text:p>-183</text:p>
          </table:table-cell>
          <table:table-cell office:value-type="float" office:value="22415573">
            <text:p>22415573</text:p>
          </table:table-cell>
          <table:table-cell office:value-type="float" office:value="65536">
            <text:p>65536</text:p>
          </table:table-cell>
          <table:table-cell table:style-name="Default"/>
          <table:table-cell table:style-name="ce1" table:formula="of:=[.A16]/65536" office:value-type="float" office:value="0.0135040283203125">
            <text:p>0.01</text:p>
          </table:table-cell>
          <table:table-cell table:style-name="ce1" table:formula="of:=[.B16]/65536" office:value-type="float" office:value="1.31483459472656">
            <text:p>1.31</text:p>
          </table:table-cell>
          <table:table-cell table:style-name="ce1" table:formula="of:=[.C16]/65536" office:value-type="float" office:value="-454.166961669922">
            <text:p>-454.17</text:p>
          </table:table-cell>
          <table:table-cell table:style-name="ce1" table:formula="of:=[.D16]/65536" office:value-type="float" office:value="-0.393280029296875">
            <text:p>-0.39</text:p>
          </table:table-cell>
          <table:table-cell table:style-name="ce1" table:formula="of:=[.E16]/65536" office:value-type="float" office:value="-0.0027923583984375">
            <text:p>0.00</text:p>
          </table:table-cell>
          <table:table-cell table:style-name="ce1" table:formula="of:=[.F16]/65536" office:value-type="float" office:value="342.03450012207">
            <text:p>342.03</text:p>
          </table:table-cell>
          <table:table-cell/>
          <table:table-cell table:style-name="ce2" table:formula="of:=[.I16]*[.M16]-[.J16]*[.L16]" office:value-type="float" office:value="0.517060479847714">
            <text:p>0.52</text:p>
          </table:table-cell>
          <table:table-cell table:style-name="ce1" table:formula="of:=SQRT([.I16]*[.I16]+[.L16]*[.L16])" office:value-type="float" office:value="0.393511804428567">
            <text:p>0.39</text:p>
          </table:table-cell>
          <table:table-cell table:style-name="ce1" table:formula="of:=SQRT([.J16]*[.J16]+[.M16]*[.M16])" office:value-type="float" office:value="1.31483755983589">
            <text:p>1.31</text:p>
          </table:table-cell>
          <table:table-cell table:formula="of:=[.Q16]*[.R16]" office:value-type="float" office:value="0.517404100701474">
            <text:p>0.52</text:p>
          </table:table-cell>
          <table:table-cell table:style-name="ce1" table:formula="of:=[.I16]*[.L16]+[.J16]*[.M16]" office:value-type="float" office:value="-0.00898235407657921">
            <text:p>-0.01</text:p>
          </table:table-cell>
          <table:table-cell table:style-name="ce1" table:formula="of:=[.T16]/[.S16]" office:value-type="float" office:value="-0.0173604230511535">
            <text:p>-0.02</text:p>
          </table:table-cell>
          <table:table-cell table:style-name="ce1" table:formula="of:=[.P16]/[.S16]" office:value-type="float" office:value="0.999335875279509">
            <text:p>1.00</text:p>
          </table:table-cell>
          <table:table-cell table:style-name="ce4" table:formula="of:=[.Q16]/[.R16]" office:value-type="float" office:value="0.299285490808221">
            <text:p>0.30</text:p>
          </table:table-cell>
          <table:table-cell table:style-name="ce1" table:formula="of:=[.T16]/[.P16]" office:value-type="float" office:value="-0.0173719601993653">
            <text:p>-0.02</text:p>
          </table:table-cell>
          <table:table-cell table:style-name="ce1" table:formula="of:=([.I16]*[.J16]-[.L16]*[.M16])/[.S16]" office:value-type="float" office:value="0.0321941491928376">
            <text:p>0.03</text:p>
          </table:table-cell>
          <table:table-cell table:style-name="ce3" table:formula="of:=[.J16]/[.I16]" office:value-type="float" office:value="97.3661016949153">
            <text:p>97.37</text:p>
          </table:table-cell>
          <table:table-cell table:style-name="ce3" table:formula="of:=[.L16]/[.M16]" office:value-type="float" office:value="140.841530054645">
            <text:p>140.84</text:p>
          </table:table-cell>
        </table:table-row>
        <table:table-row table:style-name="ro1">
          <table:table-cell office:value-type="float" office:value="54149">
            <text:p>54149</text:p>
          </table:table-cell>
          <table:table-cell office:value-type="float" office:value="-9368">
            <text:p>-9368</text:p>
          </table:table-cell>
          <table:table-cell office:value-type="float" office:value="-6669352">
            <text:p>-6669352</text:p>
          </table:table-cell>
          <table:table-cell office:value-type="float" office:value="519">
            <text:p>519</text:p>
          </table:table-cell>
          <table:table-cell office:value-type="float" office:value="43399">
            <text:p>43399</text:p>
          </table:table-cell>
          <table:table-cell office:value-type="float" office:value="-13968973">
            <text:p>-13968973</text:p>
          </table:table-cell>
          <table:table-cell office:value-type="float" office:value="65536">
            <text:p>65536</text:p>
          </table:table-cell>
          <table:table-cell table:style-name="Default"/>
          <table:table-cell table:style-name="ce1" table:formula="of:=[.A17]/65536" office:value-type="float" office:value="0.826248168945313">
            <text:p>0.83</text:p>
          </table:table-cell>
          <table:table-cell table:style-name="ce1" table:formula="of:=[.B17]/65536" office:value-type="float" office:value="-0.1429443359375">
            <text:p>-0.14</text:p>
          </table:table-cell>
          <table:table-cell table:style-name="ce1" table:formula="of:=[.C17]/65536" office:value-type="float" office:value="-101.766235351563">
            <text:p>-101.77</text:p>
          </table:table-cell>
          <table:table-cell table:style-name="ce1" table:formula="of:=[.D17]/65536" office:value-type="float" office:value="0.0079193115234375">
            <text:p>0.01</text:p>
          </table:table-cell>
          <table:table-cell table:style-name="ce1" table:formula="of:=[.E17]/65536" office:value-type="float" office:value="0.662216186523438">
            <text:p>0.66</text:p>
          </table:table-cell>
          <table:table-cell table:style-name="ce1" table:formula="of:=[.F17]/65536" office:value-type="float" office:value="-213.149612426758">
            <text:p>-213.15</text:p>
          </table:table-cell>
          <table:table-cell/>
          <table:table-cell table:style-name="ce2" table:formula="of:=[.I17]*[.M17]-[.J17]*[.L17]" office:value-type="float" office:value="0.548286932287738">
            <text:p>0.55</text:p>
          </table:table-cell>
          <table:table-cell table:style-name="ce1" table:formula="of:=SQRT([.I17]*[.I17]+[.L17]*[.L17])" office:value-type="float" office:value="0.826286120045888">
            <text:p>0.83</text:p>
          </table:table-cell>
          <table:table-cell table:style-name="ce1" table:formula="of:=SQRT([.J17]*[.J17]+[.M17]*[.M17])" office:value-type="float" office:value="0.677468346766295">
            <text:p>0.68</text:p>
          </table:table-cell>
          <table:table-cell table:formula="of:=[.Q17]*[.R17]" office:value-type="float" office:value="0.559782691703424">
            <text:p>0.56</text:p>
          </table:table-cell>
          <table:table-cell table:style-name="ce1" table:formula="of:=[.I17]*[.L17]+[.J17]*[.M17]" office:value-type="float" office:value="-0.0881167363841087">
            <text:p>-0.09</text:p>
          </table:table-cell>
          <table:table-cell table:style-name="ce3" table:formula="of:=[.T17]/[.S17]" office:value-type="float" office:value="-0.157412398936396">
            <text:p>-0.16</text:p>
          </table:table-cell>
          <table:table-cell table:style-name="ce1" table:formula="of:=[.P17]/[.S17]" office:value-type="float" office:value="0.979463889137579">
            <text:p>0.98</text:p>
          </table:table-cell>
          <table:table-cell table:style-name="ce1" table:formula="of:=[.Q17]/[.R17]" office:value-type="float" office:value="1.21966749293887">
            <text:p>1.22</text:p>
          </table:table-cell>
          <table:table-cell table:style-name="ce3" table:formula="of:=[.T17]/[.P17]" office:value-type="float" office:value="-0.16071281512481">
            <text:p>-0.16</text:p>
          </table:table-cell>
          <table:table-cell table:style-name="ce1" table:formula="of:=([.I17]*[.J17]-[.L17]*[.M17])/[.S17]" office:value-type="float" office:value="-0.220356566815319">
            <text:p>-0.22</text:p>
          </table:table-cell>
          <table:table-cell table:style-name="ce3" table:formula="of:=[.J17]/[.I17]" office:value-type="float" office:value="-0.173004118266265">
            <text:p>-0.17</text:p>
          </table:table-cell>
          <table:table-cell table:style-name="ce2" table:formula="of:=[.L17]/[.M17]" office:value-type="float" office:value="0.0119588008940298">
            <text:p>0.01</text:p>
          </table:table-cell>
        </table:table-row>
        <table:table-row table:style-name="ro1">
          <table:table-cell office:value-type="float" office:value="224040">
            <text:p>224040</text:p>
          </table:table-cell>
          <table:table-cell office:value-type="float" office:value="-9133">
            <text:p>-9133</text:p>
          </table:table-cell>
          <table:table-cell office:value-type="float" office:value="-75927465">
            <text:p>-75927465</text:p>
          </table:table-cell>
          <table:table-cell office:value-type="float" office:value="-8993">
            <text:p>-8993</text:p>
          </table:table-cell>
          <table:table-cell office:value-type="float" office:value="94722">
            <text:p>94722</text:p>
          </table:table-cell>
          <table:table-cell office:value-type="float" office:value="-36699707">
            <text:p>-36699707</text:p>
          </table:table-cell>
          <table:table-cell office:value-type="float" office:value="65536">
            <text:p>65536</text:p>
          </table:table-cell>
          <table:table-cell table:style-name="Default"/>
          <table:table-cell table:style-name="ce1" table:formula="of:=[.A18]/65536" office:value-type="float" office:value="3.4185791015625">
            <text:p>3.42</text:p>
          </table:table-cell>
          <table:table-cell table:style-name="ce1" table:formula="of:=[.B18]/65536" office:value-type="float" office:value="-0.139358520507813">
            <text:p>-0.14</text:p>
          </table:table-cell>
          <table:table-cell table:style-name="ce1" table:formula="of:=[.C18]/65536" office:value-type="float" office:value="-1158.56117248535">
            <text:p>-1158.56</text:p>
          </table:table-cell>
          <table:table-cell table:style-name="ce1" table:formula="of:=[.D18]/65536" office:value-type="float" office:value="-0.137222290039063">
            <text:p>-0.14</text:p>
          </table:table-cell>
          <table:table-cell table:style-name="ce1" table:formula="of:=[.E18]/65536" office:value-type="float" office:value="1.44534301757813">
            <text:p>1.45</text:p>
          </table:table-cell>
          <table:table-cell table:style-name="ce1" table:formula="of:=[.F18]/65536" office:value-type="float" office:value="-559.993087768555">
            <text:p>-559.99</text:p>
          </table:table-cell>
          <table:table-cell/>
          <table:table-cell table:style-name="ce2" table:formula="of:=[.I18]*[.M18]-[.J18]*[.L18]" office:value-type="float" office:value="4.92189633916132">
            <text:p>4.92</text:p>
          </table:table-cell>
          <table:table-cell table:style-name="ce1" table:formula="of:=SQRT([.I18]*[.I18]+[.L18]*[.L18])" office:value-type="float" office:value="3.42133205499312">
            <text:p>3.42</text:p>
          </table:table-cell>
          <table:table-cell table:style-name="ce1" table:formula="of:=SQRT([.J18]*[.J18]+[.M18]*[.M18])" office:value-type="float" office:value="1.45204587933714">
            <text:p>1.45</text:p>
          </table:table-cell>
          <table:table-cell table:formula="of:=[.Q18]*[.R18]" office:value-type="float" office:value="4.96793111229683">
            <text:p>4.97</text:p>
          </table:table-cell>
          <table:table-cell table:style-name="ce1" table:formula="of:=[.I18]*[.L18]+[.J18]*[.M18]" office:value-type="float" office:value="-0.670526117552072">
            <text:p>-0.67</text:p>
          </table:table-cell>
          <table:table-cell table:style-name="ce3" table:formula="of:=[.T18]/[.S18]" office:value-type="float" office:value="-0.134970896817059">
            <text:p>-0.13</text:p>
          </table:table-cell>
          <table:table-cell table:style-name="ce1" table:formula="of:=[.P18]/[.S18]" office:value-type="float" office:value="0.990733612826966">
            <text:p>0.99</text:p>
          </table:table-cell>
          <table:table-cell table:style-name="ce3" table:formula="of:=[.Q18]/[.R18]" office:value-type="float" office:value="2.35621484395174">
            <text:p>2.36</text:p>
          </table:table-cell>
          <table:table-cell table:style-name="ce3" table:formula="of:=[.T18]/[.P18]" office:value-type="float" office:value="-0.136233287202129">
            <text:p>-0.14</text:p>
          </table:table-cell>
          <table:table-cell table:style-name="ce1" table:formula="of:=([.I18]*[.J18]-[.L18]*[.M18])/[.S18]" office:value-type="float" office:value="-0.0559739740312291">
            <text:p>-0.06</text:p>
          </table:table-cell>
          <table:table-cell table:style-name="ce2" table:formula="of:=[.J18]/[.I18]" office:value-type="float" office:value="-0.0407650419567934">
            <text:p>-0.04</text:p>
          </table:table-cell>
          <table:table-cell table:style-name="ce3" table:formula="of:=[.L18]/[.M18]" office:value-type="float" office:value="-0.0949409851987923">
            <text:p>-0.09</text:p>
          </table:table-cell>
        </table:table-row>
        <table:table-row table:style-name="ro1">
          <table:table-cell office:value-type="float" office:value="44737">
            <text:p>44737</text:p>
          </table:table-cell>
          <table:table-cell office:value-type="float" office:value="-37817">
            <text:p>-37817</text:p>
          </table:table-cell>
          <table:table-cell office:value-type="float" office:value="17369666">
            <text:p>17369666</text:p>
          </table:table-cell>
          <table:table-cell office:value-type="float" office:value="-327">
            <text:p>-327</text:p>
          </table:table-cell>
          <table:table-cell office:value-type="float" office:value="44157">
            <text:p>44157</text:p>
          </table:table-cell>
          <table:table-cell office:value-type="float" office:value="-14163108">
            <text:p>-14163108</text:p>
          </table:table-cell>
          <table:table-cell office:value-type="float" office:value="65536">
            <text:p>65536</text:p>
          </table:table-cell>
          <table:table-cell/>
          <table:table-cell table:style-name="ce1" table:formula="of:=[.A19]/65536" office:value-type="float" office:value="0.682632446289063">
            <text:p>0.68</text:p>
          </table:table-cell>
          <table:table-cell table:style-name="ce1" table:formula="of:=[.B19]/65536" office:value-type="float" office:value="-0.577041625976563">
            <text:p>-0.58</text:p>
          </table:table-cell>
          <table:table-cell table:style-name="ce1" table:formula="of:=[.C19]/65536" office:value-type="float" office:value="265.040069580078">
            <text:p>265.04</text:p>
          </table:table-cell>
          <table:table-cell table:style-name="ce1" table:formula="of:=[.D19]/65536" office:value-type="float" office:value="-0.0049896240234375">
            <text:p>0.00</text:p>
          </table:table-cell>
          <table:table-cell table:style-name="ce1" table:formula="of:=[.E19]/65536" office:value-type="float" office:value="0.673782348632813">
            <text:p>0.67</text:p>
          </table:table-cell>
          <table:table-cell table:style-name="ce1" table:formula="of:=[.F19]/65536" office:value-type="float" office:value="-216.111877441406">
            <text:p>-216.11</text:p>
          </table:table-cell>
          <table:table-cell/>
          <table:table-cell table:style-name="ce2" table:formula="of:=[.I19]*[.M19]-[.J19]*[.L19]" office:value-type="float" office:value="0.457066472154111">
            <text:p>0.46</text:p>
          </table:table-cell>
          <table:table-cell table:style-name="ce1" table:formula="of:=SQRT([.I19]*[.I19]+[.L19]*[.L19])" office:value-type="float" office:value="0.682650681589409">
            <text:p>0.68</text:p>
          </table:table-cell>
          <table:table-cell table:style-name="ce1" table:formula="of:=SQRT([.J19]*[.J19]+[.M19]*[.M19])" office:value-type="float" office:value="0.887107485843076">
            <text:p>0.89</text:p>
          </table:table-cell>
          <table:table-cell table:formula="of:=[.Q19]*[.R19]" office:value-type="float" office:value="0.605584529853843">
            <text:p>0.61</text:p>
          </table:table-cell>
          <table:table-cell table:style-name="ce1" table:formula="of:=[.I19]*[.L19]+[.J19]*[.M19]" office:value-type="float" office:value="-0.392206541262567">
            <text:p>-0.39</text:p>
          </table:table-cell>
          <table:table-cell table:style-name="ce3" table:formula="of:=[.T19]/[.S19]" office:value-type="float" office:value="-0.647649538466951">
            <text:p>-0.65</text:p>
          </table:table-cell>
          <table:table-cell table:style-name="ce3" table:formula="of:=[.P19]/[.S19]" office:value-type="float" office:value="0.754752556615709">
            <text:p>0.75</text:p>
          </table:table-cell>
          <table:table-cell table:style-name="ce3" table:formula="of:=[.Q19]/[.R19]" office:value-type="float" office:value="0.769524203643307">
            <text:p>0.77</text:p>
          </table:table-cell>
          <table:table-cell table:style-name="ce3" table:formula="of:=[.T19]/[.P19]" office:value-type="float" office:value="-0.858095189993121">
            <text:p>-0.86</text:p>
          </table:table-cell>
          <table:table-cell table:style-name="ce1" table:formula="of:=([.I19]*[.J19]-[.L19]*[.M19])/[.S19]" office:value-type="float" office:value="-0.644906527338058">
            <text:p>-0.64</text:p>
          </table:table-cell>
          <table:table-cell table:style-name="ce3" table:formula="of:=[.J19]/[.I19]" office:value-type="float" office:value="-0.845318192994613">
            <text:p>-0.85</text:p>
          </table:table-cell>
          <table:table-cell table:style-name="ce2" table:formula="of:=[.L19]/[.M19]" office:value-type="float" office:value="-0.00740539438820572">
            <text:p>-0.01</text:p>
          </table:table-cell>
        </table:table-row>
        <table:table-row table:style-name="ro1">
          <table:table-cell office:value-type="float" office:value="49248">
            <text:p>49248</text:p>
          </table:table-cell>
          <table:table-cell office:value-type="float" office:value="-1171">
            <text:p>-1171</text:p>
          </table:table-cell>
          <table:table-cell office:value-type="float" office:value="-9453704">
            <text:p>-9453704</text:p>
          </table:table-cell>
          <table:table-cell office:value-type="float" office:value="11444">
            <text:p>11444</text:p>
          </table:table-cell>
          <table:table-cell office:value-type="float" office:value="39075">
            <text:p>39075</text:p>
          </table:table-cell>
          <table:table-cell office:value-type="float" office:value="-14936743">
            <text:p>-14936743</text:p>
          </table:table-cell>
          <table:table-cell office:value-type="float" office:value="65536">
            <text:p>65536</text:p>
          </table:table-cell>
          <table:table-cell/>
          <table:table-cell table:style-name="ce1" table:formula="of:=[.A20]/65536" office:value-type="float" office:value="0.75146484375">
            <text:p>0.75</text:p>
          </table:table-cell>
          <table:table-cell table:style-name="ce1" table:formula="of:=[.B20]/65536" office:value-type="float" office:value="-0.0178680419921875">
            <text:p>-0.02</text:p>
          </table:table-cell>
          <table:table-cell table:style-name="ce1" table:formula="of:=[.C20]/65536" office:value-type="float" office:value="-144.252075195313">
            <text:p>-144.25</text:p>
          </table:table-cell>
          <table:table-cell table:style-name="ce1" table:formula="of:=[.D20]/65536" office:value-type="float" office:value="0.17462158203125">
            <text:p>0.17</text:p>
          </table:table-cell>
          <table:table-cell table:style-name="ce1" table:formula="of:=[.E20]/65536" office:value-type="float" office:value="0.596237182617188">
            <text:p>0.60</text:p>
          </table:table-cell>
          <table:table-cell table:style-name="ce1" table:formula="of:=[.F20]/65536" office:value-type="float" office:value="-227.916610717773">
            <text:p>-227.92</text:p>
          </table:table-cell>
          <table:table-cell/>
          <table:table-cell table:style-name="ce2" table:formula="of:=[.I20]*[.M20]-[.J20]*[.L20]" office:value-type="float" office:value="0.451171427033842">
            <text:p>0.45</text:p>
          </table:table-cell>
          <table:table-cell table:style-name="ce1" table:formula="of:=SQRT([.I20]*[.I20]+[.L20]*[.L20])" office:value-type="float" office:value="0.771486946294821">
            <text:p>0.77</text:p>
          </table:table-cell>
          <table:table-cell table:style-name="ce1" table:formula="of:=SQRT([.J20]*[.J20]+[.M20]*[.M20])" office:value-type="float" office:value="0.596504857364897">
            <text:p>0.60</text:p>
          </table:table-cell>
          <table:table-cell table:formula="of:=[.Q20]*[.R20]" office:value-type="float" office:value="0.460195710858472">
            <text:p>0.46</text:p>
          </table:table-cell>
          <table:table-cell table:style-name="ce1" table:formula="of:=[.I20]*[.L20]+[.J20]*[.M20]" office:value-type="float" office:value="0.120568388840184">
            <text:p>0.12</text:p>
          </table:table-cell>
          <table:table-cell table:style-name="ce3" table:formula="of:=[.T20]/[.S20]" office:value-type="float" office:value="0.261993725702635">
            <text:p>0.26</text:p>
          </table:table-cell>
          <table:table-cell table:style-name="ce1" table:formula="of:=[.P20]/[.S20]" office:value-type="float" office:value="0.980390334782138">
            <text:p>0.98</text:p>
          </table:table-cell>
          <table:table-cell table:style-name="ce1" table:formula="of:=[.Q20]/[.R20]" office:value-type="float" office:value="1.29334562287208">
            <text:p>1.29</text:p>
          </table:table-cell>
          <table:table-cell table:style-name="ce3" table:formula="of:=[.T20]/[.P20]" office:value-type="float" office:value="0.267234096877194">
            <text:p>0.27</text:p>
          </table:table-cell>
          <table:table-cell table:style-name="ce1" table:formula="of:=([.I20]*[.J20]-[.L20]*[.M20])/[.S20]" office:value-type="float" office:value="-0.255419776205596">
            <text:p>-0.26</text:p>
          </table:table-cell>
          <table:table-cell table:style-name="ce2" table:formula="of:=[.J20]/[.I20]" office:value-type="float" office:value="-0.0237776153346329">
            <text:p>-0.02</text:p>
          </table:table-cell>
          <table:table-cell table:style-name="ce3" table:formula="of:=[.L20]/[.M20]" office:value-type="float" office:value="0.292872680742162">
            <text:p>0.29</text:p>
          </table:table-cell>
        </table:table-row>
        <table:table-row table:style-name="ro1">
          <table:table-cell office:value-type="float" office:value="44606">
            <text:p>44606</text:p>
          </table:table-cell>
          <table:table-cell office:value-type="float" office:value="-36996">
            <text:p>-36996</text:p>
          </table:table-cell>
          <table:table-cell office:value-type="float" office:value="6822956">
            <text:p>6822956</text:p>
          </table:table-cell>
          <table:table-cell office:value-type="float" office:value="465">
            <text:p>465</text:p>
          </table:table-cell>
          <table:table-cell office:value-type="float" office:value="43623">
            <text:p>43623</text:p>
          </table:table-cell>
          <table:table-cell office:value-type="float" office:value="-14355430">
            <text:p>-14355430</text:p>
          </table:table-cell>
          <table:table-cell office:value-type="float" office:value="65536">
            <text:p>65536</text:p>
          </table:table-cell>
          <table:table-cell/>
          <table:table-cell table:style-name="ce1" table:formula="of:=[.A21]/65536" office:value-type="float" office:value="0.680633544921875">
            <text:p>0.68</text:p>
          </table:table-cell>
          <table:table-cell table:style-name="ce1" table:formula="of:=[.B21]/65536" office:value-type="float" office:value="-0.56451416015625">
            <text:p>-0.56</text:p>
          </table:table-cell>
          <table:table-cell table:style-name="ce1" table:formula="of:=[.C21]/65536" office:value-type="float" office:value="104.110046386719">
            <text:p>104.11</text:p>
          </table:table-cell>
          <table:table-cell table:style-name="ce1" table:formula="of:=[.D21]/65536" office:value-type="float" office:value="0.0070953369140625">
            <text:p>0.01</text:p>
          </table:table-cell>
          <table:table-cell table:style-name="ce1" table:formula="of:=[.E21]/65536" office:value-type="float" office:value="0.665634155273438">
            <text:p>0.67</text:p>
          </table:table-cell>
          <table:table-cell table:style-name="ce1" table:formula="of:=[.F21]/65536" office:value-type="float" office:value="-219.046478271484">
            <text:p>-219.05</text:p>
          </table:table-cell>
          <table:table-cell/>
          <table:table-cell table:style-name="ce2" table:formula="of:=[.I21]*[.M21]-[.J21]*[.L21]" office:value-type="float" office:value="0.457058352883905">
            <text:p>0.46</text:p>
          </table:table-cell>
          <table:table-cell table:style-name="ce1" table:formula="of:=SQRT([.I21]*[.I21]+[.L21]*[.L21])" office:value-type="float" office:value="0.680670526965023">
            <text:p>0.68</text:p>
          </table:table-cell>
          <table:table-cell table:style-name="ce1" table:formula="of:=SQRT([.J21]*[.J21]+[.M21]*[.M21])" office:value-type="float" office:value="0.872780078647249">
            <text:p>0.87</text:p>
          </table:table-cell>
          <table:table-cell table:formula="of:=[.Q21]*[.R21]" office:value-type="float" office:value="0.594075676057398">
            <text:p>0.59</text:p>
          </table:table-cell>
          <table:table-cell table:style-name="ce1" table:formula="of:=[.I21]*[.L21]+[.J21]*[.M21]" office:value-type="float" office:value="-0.370930581819266">
            <text:p>-0.37</text:p>
          </table:table-cell>
          <table:table-cell table:style-name="ce3" table:formula="of:=[.T21]/[.S21]" office:value-type="float" office:value="-0.624382712116677">
            <text:p>-0.62</text:p>
          </table:table-cell>
          <table:table-cell table:style-name="ce3" table:formula="of:=[.P21]/[.S21]" office:value-type="float" office:value="0.769360489419779">
            <text:p>0.77</text:p>
          </table:table-cell>
          <table:table-cell table:style-name="ce3" table:formula="of:=[.Q21]/[.R21]" office:value-type="float" office:value="0.779887790312557">
            <text:p>0.78</text:p>
          </table:table-cell>
          <table:table-cell table:style-name="ce3" table:formula="of:=[.T21]/[.P21]" office:value-type="float" office:value="-0.811560667207594">
            <text:p>-0.81</text:p>
          </table:table-cell>
          <table:table-cell table:style-name="ce1" table:formula="of:=([.I21]*[.J21]-[.L21]*[.M21])/[.S21]" office:value-type="float" office:value="-0.654714859157669">
            <text:p>-0.65</text:p>
          </table:table-cell>
          <table:table-cell table:style-name="ce3" table:formula="of:=[.J21]/[.I21]" office:value-type="float" office:value="-0.829395148634713">
            <text:p>-0.83</text:p>
          </table:table-cell>
          <table:table-cell table:style-name="ce2" table:formula="of:=[.L21]/[.M21]" office:value-type="float" office:value="0.0106595144763084">
            <text:p>0.01</text:p>
          </table:table-cell>
        </table:table-row>
        <table:table-row table:style-name="ro1">
          <table:table-cell office:value-type="float" office:value="42609">
            <text:p>42609</text:p>
          </table:table-cell>
          <table:table-cell office:value-type="float" office:value="12011">
            <text:p>12011</text:p>
          </table:table-cell>
          <table:table-cell office:value-type="float" office:value="-10842983">
            <text:p>-10842983</text:p>
          </table:table-cell>
          <table:table-cell office:value-type="float" office:value="3826">
            <text:p>3826</text:p>
          </table:table-cell>
          <table:table-cell office:value-type="float" office:value="37363">
            <text:p>37363</text:p>
          </table:table-cell>
          <table:table-cell office:value-type="float" office:value="-13735057">
            <text:p>-13735057</text:p>
          </table:table-cell>
          <table:table-cell office:value-type="float" office:value="65536">
            <text:p>65536</text:p>
          </table:table-cell>
          <table:table-cell/>
          <table:table-cell table:style-name="ce1" table:formula="of:=[.A22]/65536" office:value-type="float" office:value="0.650161743164063">
            <text:p>0.65</text:p>
          </table:table-cell>
          <table:table-cell table:style-name="ce1" table:formula="of:=[.B22]/65536" office:value-type="float" office:value="0.183273315429688">
            <text:p>0.18</text:p>
          </table:table-cell>
          <table:table-cell table:style-name="ce1" table:formula="of:=[.C22]/65536" office:value-type="float" office:value="-165.450790405273">
            <text:p>-165.45</text:p>
          </table:table-cell>
          <table:table-cell table:style-name="ce1" table:formula="of:=[.D22]/65536" office:value-type="float" office:value="0.058380126953125">
            <text:p>0.06</text:p>
          </table:table-cell>
          <table:table-cell table:style-name="ce1" table:formula="of:=[.E22]/65536" office:value-type="float" office:value="0.570114135742188">
            <text:p>0.57</text:p>
          </table:table-cell>
          <table:table-cell table:style-name="ce1" table:formula="of:=[.F22]/65536" office:value-type="float" office:value="-209.580337524414">
            <text:p>-209.58</text:p>
          </table:table-cell>
          <table:table-cell/>
          <table:table-cell table:style-name="ce2" table:formula="of:=[.I22]*[.M22]-[.J22]*[.L22]" office:value-type="float" office:value="0.359966880874708">
            <text:p>0.36</text:p>
          </table:table-cell>
          <table:table-cell table:style-name="ce1" table:formula="of:=SQRT([.I22]*[.I22]+[.L22]*[.L22])" office:value-type="float" office:value="0.652777551312233">
            <text:p>0.65</text:p>
          </table:table-cell>
          <table:table-cell table:style-name="ce1" table:formula="of:=SQRT([.J22]*[.J22]+[.M22]*[.M22])" office:value-type="float" office:value="0.598848257843046">
            <text:p>0.60</text:p>
          </table:table-cell>
          <table:table-cell table:formula="of:=[.Q22]*[.R22]" office:value-type="float" office:value="0.39091469936238">
            <text:p>0.39</text:p>
          </table:table-cell>
          <table:table-cell table:style-name="ce1" table:formula="of:=[.I22]*[.L22]+[.J22]*[.M22]" office:value-type="float" office:value="0.142443232936785">
            <text:p>0.14</text:p>
          </table:table-cell>
          <table:table-cell table:style-name="ce3" table:formula="of:=[.T22]/[.S22]" office:value-type="float" office:value="0.364384437753616">
            <text:p>0.36</text:p>
          </table:table-cell>
          <table:table-cell table:style-name="ce1" table:formula="of:=[.P22]/[.S22]" office:value-type="float" office:value="0.920832297843619">
            <text:p>0.92</text:p>
          </table:table-cell>
          <table:table-cell table:style-name="ce1" table:formula="of:=[.Q22]/[.R22]" office:value-type="float" office:value="1.09005502272551">
            <text:p>1.09</text:p>
          </table:table-cell>
          <table:table-cell table:style-name="ce3" table:formula="of:=[.T22]/[.P22]" office:value-type="float" office:value="0.395712051593891">
            <text:p>0.40</text:p>
          </table:table-cell>
          <table:table-cell table:style-name="ce1" table:formula="of:=([.I22]*[.J22]-[.L22]*[.M22])/[.S22]" office:value-type="float" office:value="0.219674427062711">
            <text:p>0.22</text:p>
          </table:table-cell>
          <table:table-cell table:style-name="ce3" table:formula="of:=[.J22]/[.I22]" office:value-type="float" office:value="0.281888802835082">
            <text:p>0.28</text:p>
          </table:table-cell>
          <table:table-cell table:style-name="ce3" table:formula="of:=[.L22]/[.M22]" office:value-type="float" office:value="0.102400770816048">
            <text:p>0.10</text:p>
          </table:table-cell>
        </table:table-row>
        <table:table-row table:style-name="ro1">
          <table:table-cell office:value-type="float" office:value="50249">
            <text:p>50249</text:p>
          </table:table-cell>
          <table:table-cell office:value-type="float" office:value="-153">
            <text:p>-153</text:p>
          </table:table-cell>
          <table:table-cell office:value-type="float" office:value="-10551403">
            <text:p>-10551403</text:p>
          </table:table-cell>
          <table:table-cell office:value-type="float" office:value="113">
            <text:p>113</text:p>
          </table:table-cell>
          <table:table-cell office:value-type="float" office:value="43475">
            <text:p>43475</text:p>
          </table:table-cell>
          <table:table-cell office:value-type="float" office:value="-14075437">
            <text:p>-14075437</text:p>
          </table:table-cell>
          <table:table-cell office:value-type="float" office:value="65536">
            <text:p>65536</text:p>
          </table:table-cell>
          <table:table-cell/>
          <table:table-cell table:style-name="ce1" table:formula="of:=[.A23]/65536" office:value-type="float" office:value="0.766738891601563">
            <text:p>0.77</text:p>
          </table:table-cell>
          <table:table-cell table:style-name="ce1" table:formula="of:=[.B23]/65536" office:value-type="float" office:value="-0.0023345947265625">
            <text:p>0.00</text:p>
          </table:table-cell>
          <table:table-cell table:style-name="ce1" table:formula="of:=[.C23]/65536" office:value-type="float" office:value="-161.00163269043">
            <text:p>-161.00</text:p>
          </table:table-cell>
          <table:table-cell table:style-name="ce1" table:formula="of:=[.D23]/65536" office:value-type="float" office:value="0.0017242431640625">
            <text:p>0.00</text:p>
          </table:table-cell>
          <table:table-cell table:style-name="ce1" table:formula="of:=[.E23]/65536" office:value-type="float" office:value="0.663375854492188">
            <text:p>0.66</text:p>
          </table:table-cell>
          <table:table-cell table:style-name="ce1" table:formula="of:=[.F23]/65536" office:value-type="float" office:value="-214.774124145508">
            <text:p>-214.77</text:p>
          </table:table-cell>
          <table:table-cell/>
          <table:table-cell table:style-name="ce2" table:formula="of:=[.I23]*[.M23]-[.J23]*[.L23]" office:value-type="float" office:value="0.508640092797577">
            <text:p>0.51</text:p>
          </table:table-cell>
          <table:table-cell table:style-name="ce1" table:formula="of:=SQRT([.I23]*[.I23]+[.L23]*[.L23])" office:value-type="float" office:value="0.766740830338962">
            <text:p>0.77</text:p>
          </table:table-cell>
          <table:table-cell table:style-name="ce1" table:formula="of:=SQRT([.J23]*[.J23]+[.M23]*[.M23])" office:value-type="float" office:value="0.663379962506991">
            <text:p>0.66</text:p>
          </table:table-cell>
          <table:table-cell table:formula="of:=[.Q23]*[.R23]" office:value-type="float" office:value="0.50864050328284">
            <text:p>0.51</text:p>
          </table:table-cell>
          <table:table-cell table:style-name="ce1" table:formula="of:=[.I23]*[.L23]+[.J23]*[.M23]" office:value-type="float" office:value="-0.000226669479161501">
            <text:p>0.00</text:p>
          </table:table-cell>
          <table:table-cell table:style-name="ce1" table:formula="of:=[.T23]/[.S23]" office:value-type="float" office:value="-0.000445637887070619">
            <text:p>0.00</text:p>
          </table:table-cell>
          <table:table-cell table:style-name="ce1" table:formula="of:=[.P23]/[.S23]" office:value-type="float" office:value="0.999999192975667">
            <text:p>1.00</text:p>
          </table:table-cell>
          <table:table-cell table:style-name="ce1" table:formula="of:=[.Q23]/[.R23]" office:value-type="float" office:value="1.15580945110455">
            <text:p>1.16</text:p>
          </table:table-cell>
          <table:table-cell table:style-name="ce1" table:formula="of:=[.T23]/[.P23]" office:value-type="float" office:value="-0.000445638246711527">
            <text:p>0.00</text:p>
          </table:table-cell>
          <table:table-cell table:style-name="ce1" table:formula="of:=([.I23]*[.J23]-[.L23]*[.M23])/[.S23]" office:value-type="float" office:value="-0.00576801461220683">
            <text:p>-0.01</text:p>
          </table:table-cell>
          <table:table-cell table:style-name="ce2" table:formula="of:=[.J23]/[.I23]" office:value-type="float" office:value="-0.00304483671316842">
            <text:p>0.00</text:p>
          </table:table-cell>
          <table:table-cell table:style-name="ce2" table:formula="of:=[.L23]/[.M23]" office:value-type="float" office:value="0.00259919493962047">
            <text:p>0.00</text:p>
          </table:table-cell>
        </table:table-row>
        <table:table-row table:style-name="ro1">
          <table:table-cell office:value-type="float" office:value="95234">
            <text:p>95234</text:p>
          </table:table-cell>
          <table:table-cell office:value-type="float" office:value="-60438">
            <text:p>-60438</text:p>
          </table:table-cell>
          <table:table-cell office:value-type="float" office:value="266347">
            <text:p>266347</text:p>
          </table:table-cell>
          <table:table-cell office:value-type="float" office:value="4227">
            <text:p>4227</text:p>
          </table:table-cell>
          <table:table-cell office:value-type="float" office:value="74278">
            <text:p>74278</text:p>
          </table:table-cell>
          <table:table-cell office:value-type="float" office:value="-32501406">
            <text:p>-32501406</text:p>
          </table:table-cell>
          <table:table-cell office:value-type="float" office:value="65536">
            <text:p>65536</text:p>
          </table:table-cell>
          <table:table-cell/>
          <table:table-cell table:style-name="ce1" table:formula="of:=[.A24]/65536" office:value-type="float" office:value="1.45315551757813">
            <text:p>1.45</text:p>
          </table:table-cell>
          <table:table-cell table:style-name="ce1" table:formula="of:=[.B24]/65536" office:value-type="float" office:value="-0.922210693359375">
            <text:p>-0.92</text:p>
          </table:table-cell>
          <table:table-cell table:style-name="ce1" table:formula="of:=[.C24]/65536" office:value-type="float" office:value="4.06413269042969">
            <text:p>4.06</text:p>
          </table:table-cell>
          <table:table-cell table:style-name="ce1" table:formula="of:=[.D24]/65536" office:value-type="float" office:value="0.0644989013671875">
            <text:p>0.06</text:p>
          </table:table-cell>
          <table:table-cell table:style-name="ce1" table:formula="of:=[.E24]/65536" office:value-type="float" office:value="1.13339233398438">
            <text:p>1.13</text:p>
          </table:table-cell>
          <table:table-cell table:style-name="ce1" table:formula="of:=[.F24]/65536" office:value-type="float" office:value="-495.932098388672">
            <text:p>-495.93</text:p>
          </table:table-cell>
          <table:table-cell/>
          <table:table-cell table:style-name="ce2" table:formula="of:=[.I24]*[.M24]-[.J24]*[.L24]" office:value-type="float" office:value="1.7064769002609">
            <text:p>1.71</text:p>
          </table:table-cell>
          <table:table-cell table:style-name="ce1" table:formula="of:=SQRT([.I24]*[.I24]+[.L24]*[.L24])" office:value-type="float" office:value="1.45458621832648">
            <text:p>1.45</text:p>
          </table:table-cell>
          <table:table-cell table:style-name="ce1" table:formula="of:=SQRT([.J24]*[.J24]+[.M24]*[.M24])" office:value-type="float" office:value="1.46118128433159">
            <text:p>1.46</text:p>
          </table:table-cell>
          <table:table-cell table:formula="of:=[.Q24]*[.R24]" office:value-type="float" office:value="2.12541415866532">
            <text:p>2.13</text:p>
          </table:table-cell>
          <table:table-cell table:style-name="ce1" table:formula="of:=[.I24]*[.L24]+[.J24]*[.M24]" office:value-type="float" office:value="-0.951499595772475">
            <text:p>-0.95</text:p>
          </table:table-cell>
          <table:table-cell table:style-name="ce3" table:formula="of:=[.T24]/[.S24]" office:value-type="float" office:value="-0.447677264166708">
            <text:p>-0.45</text:p>
          </table:table-cell>
          <table:table-cell table:style-name="ce1" table:formula="of:=[.P24]/[.S24]" office:value-type="float" office:value="0.802891470965122">
            <text:p>0.80</text:p>
          </table:table-cell>
          <table:table-cell table:style-name="ce1" table:formula="of:=[.Q24]/[.R24]" office:value-type="float" office:value="0.99548648338448">
            <text:p>1.00</text:p>
          </table:table-cell>
          <table:table-cell table:style-name="ce3" table:formula="of:=[.T24]/[.P24]" office:value-type="float" office:value="-0.557581292560717">
            <text:p>-0.56</text:p>
          </table:table-cell>
          <table:table-cell table:style-name="ce1" table:formula="of:=([.I24]*[.J24]-[.L24]*[.M24])/[.S24]" office:value-type="float" office:value="-0.664914229550516">
            <text:p>-0.66</text:p>
          </table:table-cell>
          <table:table-cell table:style-name="ce3" table:formula="of:=[.J24]/[.I24]" office:value-type="float" office:value="-0.634626288930424">
            <text:p>-0.63</text:p>
          </table:table-cell>
          <table:table-cell table:style-name="ce3" table:formula="of:=[.L24]/[.M24]" office:value-type="float" office:value="0.0569078327364765">
            <text:p>0.06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386">
            <text:p>1386</text:p>
          </table:table-cell>
          <table:table-cell office:value-type="float" office:value="14800774">
            <text:p>14800774</text:p>
          </table:table-cell>
          <table:table-cell office:value-type="float" office:value="423">
            <text:p>423</text:p>
          </table:table-cell>
          <table:table-cell office:value-type="float" office:value="43876">
            <text:p>43876</text:p>
          </table:table-cell>
          <table:table-cell office:value-type="float" office:value="-14518180">
            <text:p>-14518180</text:p>
          </table:table-cell>
          <table:table-cell office:value-type="float" office:value="65536">
            <text:p>65536</text:p>
          </table:table-cell>
          <table:table-cell/>
          <table:table-cell table:style-name="ce1" table:formula="of:=[.A25]/65536" office:value-type="float" office:value="0.005706787109375">
            <text:p>0.01</text:p>
          </table:table-cell>
          <table:table-cell table:style-name="ce1" table:formula="of:=[.B25]/65536" office:value-type="float" office:value="0.021148681640625">
            <text:p>0.02</text:p>
          </table:table-cell>
          <table:table-cell table:style-name="ce1" table:formula="of:=[.C25]/65536" office:value-type="float" office:value="225.841888427734">
            <text:p>225.84</text:p>
          </table:table-cell>
          <table:table-cell table:style-name="ce1" table:formula="of:=[.D25]/65536" office:value-type="float" office:value="0.0064544677734375">
            <text:p>0.01</text:p>
          </table:table-cell>
          <table:table-cell table:style-name="ce1" table:formula="of:=[.E25]/65536" office:value-type="float" office:value="0.66949462890625">
            <text:p>0.67</text:p>
          </table:table-cell>
          <table:table-cell table:style-name="ce1" table:formula="of:=[.F25]/65536" office:value-type="float" office:value="-221.529846191406">
            <text:p>-221.53</text:p>
          </table:table-cell>
          <table:table-cell/>
          <table:table-cell table:style-name="ce2" table:formula="of:=[.I25]*[.M25]-[.J25]*[.L25]" office:value-type="float" office:value="0.00368415983393788">
            <text:p>0.00</text:p>
          </table:table-cell>
          <table:table-cell table:style-name="ce1" table:formula="of:=SQRT([.I25]*[.I25]+[.L25]*[.L25])" office:value-type="float" office:value="0.00861554254531146">
            <text:p>0.01</text:p>
          </table:table-cell>
          <table:table-cell table:style-name="ce1" table:formula="of:=SQRT([.J25]*[.J25]+[.M25]*[.M25])" office:value-type="float" office:value="0.669828578719551">
            <text:p>0.67</text:p>
          </table:table-cell>
          <table:table-cell table:formula="of:=[.Q25]*[.R25]" office:value-type="float" office:value="0.0057709366180238">
            <text:p>0.01</text:p>
          </table:table-cell>
          <table:table-cell table:style-name="ce1" table:formula="of:=[.I25]*[.L25]+[.J25]*[.M25]" office:value-type="float" office:value="0.014195763040334">
            <text:p>0.01</text:p>
          </table:table-cell>
          <table:table-cell table:style-name="ce3" table:formula="of:=[.T25]/[.S25]" office:value-type="float" office:value="2.4598715910339">
            <text:p>2.46</text:p>
          </table:table-cell>
          <table:table-cell table:style-name="ce3" table:formula="of:=[.P25]/[.S25]" office:value-type="float" office:value="0.638398942457886">
            <text:p>0.64</text:p>
          </table:table-cell>
          <table:table-cell table:style-name="ce3" table:formula="of:=[.Q25]/[.R25]" office:value-type="float" office:value="0.0128623095804317">
            <text:p>0.01</text:p>
          </table:table-cell>
          <table:table-cell table:style-name="ce3" table:formula="of:=[.T25]/[.P25]" office:value-type="float" office:value="3.85318869978575">
            <text:p>3.85</text:p>
          </table:table-cell>
          <table:table-cell table:style-name="ce1" table:formula="of:=([.I25]*[.J25]-[.L25]*[.M25])/[.S25]" office:value-type="float" office:value="-0.727878464282342">
            <text:p>-0.73</text:p>
          </table:table-cell>
          <table:table-cell table:style-name="ce3" table:formula="of:=[.J25]/[.I25]" office:value-type="float" office:value="3.70588235294118">
            <text:p>3.71</text:p>
          </table:table-cell>
          <table:table-cell table:style-name="ce2" table:formula="of:=[.L25]/[.M25]" office:value-type="float" office:value="0.00964080590755766">
            <text:p>0.01</text:p>
          </table:table-cell>
        </table:table-row>
        <table:table-row table:style-name="ro1">
          <table:table-cell office:value-type="float" office:value="49758">
            <text:p>49758</text:p>
          </table:table-cell>
          <table:table-cell office:value-type="float" office:value="480">
            <text:p>480</text:p>
          </table:table-cell>
          <table:table-cell office:value-type="float" office:value="-10596577">
            <text:p>-10596577</text:p>
          </table:table-cell>
          <table:table-cell office:value-type="float" office:value="-261">
            <text:p>-261</text:p>
          </table:table-cell>
          <table:table-cell office:value-type="float" office:value="-44765">
            <text:p>-44765</text:p>
          </table:table-cell>
          <table:table-cell office:value-type="float" office:value="32532705">
            <text:p>32532705</text:p>
          </table:table-cell>
          <table:table-cell office:value-type="float" office:value="65536">
            <text:p>65536</text:p>
          </table:table-cell>
          <table:table-cell/>
          <table:table-cell table:style-name="ce1" table:formula="of:=[.A26]/65536" office:value-type="float" office:value="0.759246826171875">
            <text:p>0.76</text:p>
          </table:table-cell>
          <table:table-cell table:style-name="ce1" table:formula="of:=[.B26]/65536" office:value-type="float" office:value="0.00732421875">
            <text:p>0.01</text:p>
          </table:table-cell>
          <table:table-cell table:style-name="ce1" table:formula="of:=[.C26]/65536" office:value-type="float" office:value="-161.690933227539">
            <text:p>-161.69</text:p>
          </table:table-cell>
          <table:table-cell table:style-name="ce1" table:formula="of:=[.D26]/65536" office:value-type="float" office:value="-0.0039825439453125">
            <text:p>0.00</text:p>
          </table:table-cell>
          <table:table-cell table:style-name="ce1" table:formula="of:=[.E26]/65536" office:value-type="float" office:value="-0.683059692382813">
            <text:p>-0.68</text:p>
          </table:table-cell>
          <table:table-cell table:style-name="ce1" table:formula="of:=[.F26]/65536" office:value-type="float" office:value="496.409683227539">
            <text:p>496.41</text:p>
          </table:table-cell>
          <table:table-cell/>
          <table:table-cell table:style-name="ce2" table:formula="of:=[.I26]*[.M26]-[.J26]*[.L26]" office:value-type="float" office:value="-0.518581734504551">
            <text:p>-0.52</text:p>
          </table:table-cell>
          <table:table-cell table:style-name="ce1" table:formula="of:=SQRT([.I26]*[.I26]+[.L26]*[.L26])" office:value-type="float" office:value="0.759257271093496">
            <text:p>0.76</text:p>
          </table:table-cell>
          <table:table-cell table:style-name="ce1" table:formula="of:=SQRT([.J26]*[.J26]+[.M26]*[.M26])" office:value-type="float" office:value="0.683098958818121">
            <text:p>0.68</text:p>
          </table:table-cell>
          <table:table-cell table:formula="of:=[.Q26]*[.R26]" office:value-type="float" office:value="0.518647851359054">
            <text:p>0.52</text:p>
          </table:table-cell>
          <table:table-cell table:style-name="ce1" table:formula="of:=[.I26]*[.L26]+[.J26]*[.M26]" office:value-type="float" office:value="-0.00802661245688796">
            <text:p>-0.01</text:p>
          </table:table-cell>
          <table:table-cell table:style-name="ce1" table:formula="of:=[.T26]/[.S26]" office:value-type="float" office:value="-0.0154760353019013">
            <text:p>-0.02</text:p>
          </table:table-cell>
          <table:table-cell table:style-name="ce4" table:formula="of:=[.P26]/[.S26]" office:value-type="float" office:value="-0.999872520720311">
            <text:p>-1.00</text:p>
          </table:table-cell>
          <table:table-cell table:style-name="ce1" table:formula="of:=[.Q26]/[.R26]" office:value-type="float" office:value="1.1114894281308">
            <text:p>1.11</text:p>
          </table:table-cell>
          <table:table-cell table:style-name="ce1" table:formula="of:=[.T26]/[.P26]" office:value-type="float" office:value="0.0154780084272666">
            <text:p>0.02</text:p>
          </table:table-cell>
          <table:table-cell table:style-name="ce1" table:formula="of:=([.I26]*[.J26]-[.L26]*[.M26])/[.S26]" office:value-type="float" office:value="0.00547688492393532">
            <text:p>0.01</text:p>
          </table:table-cell>
          <table:table-cell table:style-name="ce2" table:formula="of:=[.J26]/[.I26]" office:value-type="float" office:value="0.00964668997950079">
            <text:p>0.01</text:p>
          </table:table-cell>
          <table:table-cell table:style-name="ce2" table:formula="of:=[.L26]/[.M26]" office:value-type="float" office:value="0.00583044789456048">
            <text:p>0.01</text:p>
          </table:table-cell>
        </table:table-row>
        <table:table-row table:style-name="ro1">
          <table:table-cell office:value-type="float" office:value="56824">
            <text:p>56824</text:p>
          </table:table-cell>
          <table:table-cell office:value-type="float" office:value="-1324">
            <text:p>-1324</text:p>
          </table:table-cell>
          <table:table-cell office:value-type="float" office:value="-13020465">
            <text:p>-13020465</text:p>
          </table:table-cell>
          <table:table-cell office:value-type="float" office:value="-153">
            <text:p>-153</text:p>
          </table:table-cell>
          <table:table-cell office:value-type="float" office:value="54502">
            <text:p>54502</text:p>
          </table:table-cell>
          <table:table-cell office:value-type="float" office:value="-19720059">
            <text:p>-19720059</text:p>
          </table:table-cell>
          <table:table-cell office:value-type="float" office:value="65536">
            <text:p>65536</text:p>
          </table:table-cell>
          <table:table-cell/>
          <table:table-cell table:style-name="ce1" table:formula="of:=[.A27]/65536" office:value-type="float" office:value="0.8670654296875">
            <text:p>0.87</text:p>
          </table:table-cell>
          <table:table-cell table:style-name="ce1" table:formula="of:=[.B27]/65536" office:value-type="float" office:value="-0.02020263671875">
            <text:p>-0.02</text:p>
          </table:table-cell>
          <table:table-cell table:style-name="ce1" table:formula="of:=[.C27]/65536" office:value-type="float" office:value="-198.676528930664">
            <text:p>-198.68</text:p>
          </table:table-cell>
          <table:table-cell table:style-name="ce1" table:formula="of:=[.D27]/65536" office:value-type="float" office:value="-0.0023345947265625">
            <text:p>0.00</text:p>
          </table:table-cell>
          <table:table-cell table:style-name="ce1" table:formula="of:=[.E27]/65536" office:value-type="float" office:value="0.831634521484375">
            <text:p>0.83</text:p>
          </table:table-cell>
          <table:table-cell table:style-name="ce1" table:formula="of:=[.F27]/65536" office:value-type="float" office:value="-300.904220581055">
            <text:p>-300.90</text:p>
          </table:table-cell>
          <table:table-cell/>
          <table:table-cell table:style-name="ce2" table:formula="of:=[.I27]*[.M27]-[.J27]*[.L27]" office:value-type="float" office:value="0.721034378744662">
            <text:p>0.72</text:p>
          </table:table-cell>
          <table:table-cell table:style-name="ce1" table:formula="of:=SQRT([.I27]*[.I27]+[.L27]*[.L27])" office:value-type="float" office:value="0.867068572658303">
            <text:p>0.87</text:p>
          </table:table-cell>
          <table:table-cell table:style-name="ce1" table:formula="of:=SQRT([.J27]*[.J27]+[.M27]*[.M27])" office:value-type="float" office:value="0.831879873452252">
            <text:p>0.83</text:p>
          </table:table-cell>
          <table:table-cell table:formula="of:=[.Q27]*[.R27]" office:value-type="float" office:value="0.721296894497414">
            <text:p>0.72</text:p>
          </table:table-cell>
          <table:table-cell table:style-name="ce1" table:formula="of:=[.I27]*[.L27]+[.J27]*[.M27]" office:value-type="float" office:value="-0.0188254565000534">
            <text:p>-0.02</text:p>
          </table:table-cell>
          <table:table-cell table:style-name="ce1" table:formula="of:=[.T27]/[.S27]" office:value-type="float" office:value="-0.0260994559156818">
            <text:p>-0.03</text:p>
          </table:table-cell>
          <table:table-cell table:style-name="ce1" table:formula="of:=[.P27]/[.S27]" office:value-type="float" office:value="0.999636050349371">
            <text:p>1.00</text:p>
          </table:table-cell>
          <table:table-cell table:style-name="ce1" table:formula="of:=[.Q27]/[.R27]" office:value-type="float" office:value="1.04230021704939">
            <text:p>1.04</text:p>
          </table:table-cell>
          <table:table-cell table:style-name="ce1" table:formula="of:=[.T27]/[.P27]" office:value-type="float" office:value="-0.0261089582619195">
            <text:p>-0.03</text:p>
          </table:table-cell>
          <table:table-cell table:style-name="ce1" table:formula="of:=([.I27]*[.J27]-[.L27]*[.M27])/[.S27]" office:value-type="float" office:value="-0.0215937132655082">
            <text:p>-0.02</text:p>
          </table:table-cell>
          <table:table-cell table:style-name="ce2" table:formula="of:=[.J27]/[.I27]" office:value-type="float" office:value="-0.0233000140785584">
            <text:p>-0.02</text:p>
          </table:table-cell>
          <table:table-cell table:style-name="ce2" table:formula="of:=[.L27]/[.M27]" office:value-type="float" office:value="-0.00280723643169058">
            <text:p>0.00</text:p>
          </table:table-cell>
        </table:table-row>
        <table:table-row table:style-name="ro1">
          <table:table-cell office:value-type="float" office:value="50071">
            <text:p>50071</text:p>
          </table:table-cell>
          <table:table-cell office:value-type="float" office:value="-1193">
            <text:p>-1193</text:p>
          </table:table-cell>
          <table:table-cell office:value-type="float" office:value="-10935231">
            <text:p>-10935231</text:p>
          </table:table-cell>
          <table:table-cell office:value-type="float" office:value="-2">
            <text:p>-2</text:p>
          </table:table-cell>
          <table:table-cell office:value-type="float" office:value="43938">
            <text:p>43938</text:p>
          </table:table-cell>
          <table:table-cell office:value-type="float" office:value="-15217387">
            <text:p>-15217387</text:p>
          </table:table-cell>
          <table:table-cell office:value-type="float" office:value="65536">
            <text:p>65536</text:p>
          </table:table-cell>
          <table:table-cell/>
          <table:table-cell table:style-name="ce1" table:formula="of:=[.A28]/65536" office:value-type="float" office:value="0.764022827148438">
            <text:p>0.76</text:p>
          </table:table-cell>
          <table:table-cell table:style-name="ce1" table:formula="of:=[.B28]/65536" office:value-type="float" office:value="-0.0182037353515625">
            <text:p>-0.02</text:p>
          </table:table-cell>
          <table:table-cell table:style-name="ce1" table:formula="of:=[.C28]/65536" office:value-type="float" office:value="-166.858383178711">
            <text:p>-166.86</text:p>
          </table:table-cell>
          <table:table-cell table:style-name="ce1" table:formula="of:=[.D28]/65536" office:value-type="float" office:value="-0.000030517578125">
            <text:p>0.00</text:p>
          </table:table-cell>
          <table:table-cell table:style-name="ce1" table:formula="of:=[.E28]/65536" office:value-type="float" office:value="0.670440673828125">
            <text:p>0.67</text:p>
          </table:table-cell>
          <table:table-cell table:style-name="ce1" table:formula="of:=[.F28]/65536" office:value-type="float" office:value="-232.19889831543">
            <text:p>-232.20</text:p>
          </table:table-cell>
          <table:table-cell/>
          <table:table-cell table:style-name="ce2" table:formula="of:=[.I28]*[.M28]-[.J28]*[.L28]" office:value-type="float" office:value="0.512231423519552">
            <text:p>0.51</text:p>
          </table:table-cell>
          <table:table-cell table:style-name="ce1" table:formula="of:=SQRT([.I28]*[.I28]+[.L28]*[.L28])" office:value-type="float" office:value="0.764022827757924">
            <text:p>0.76</text:p>
          </table:table-cell>
          <table:table-cell table:style-name="ce1" table:formula="of:=SQRT([.J28]*[.J28]+[.M28]*[.M28])" office:value-type="float" office:value="0.670687761259932">
            <text:p>0.67</text:p>
          </table:table-cell>
          <table:table-cell table:formula="of:=[.Q28]*[.R28]" office:value-type="float" office:value="0.512420759900445">
            <text:p>0.51</text:p>
          </table:table-cell>
          <table:table-cell table:style-name="ce1" table:formula="of:=[.I28]*[.L28]+[.J28]*[.M28]" office:value-type="float" office:value="-0.0122278407216072">
            <text:p>-0.01</text:p>
          </table:table-cell>
          <table:table-cell table:style-name="ce1" table:formula="of:=[.T28]/[.S28]" office:value-type="float" office:value="-0.0238628909648057">
            <text:p>-0.02</text:p>
          </table:table-cell>
          <table:table-cell table:style-name="ce1" table:formula="of:=[.P28]/[.S28]" office:value-type="float" office:value="0.999630506029987">
            <text:p>1.00</text:p>
          </table:table-cell>
          <table:table-cell table:style-name="ce1" table:formula="of:=[.Q28]/[.R28]" office:value-type="float" office:value="1.13916321705745">
            <text:p>1.14</text:p>
          </table:table-cell>
          <table:table-cell table:style-name="ce1" table:formula="of:=[.T28]/[.P28]" office:value-type="float" office:value="-0.0238717114182287">
            <text:p>-0.02</text:p>
          </table:table-cell>
          <table:table-cell table:style-name="ce1" table:formula="of:=([.I28]*[.J28]-[.L28]*[.M28])/[.S28]" office:value-type="float" office:value="-0.0271019642627655">
            <text:p>-0.03</text:p>
          </table:table-cell>
          <table:table-cell table:style-name="ce2" table:formula="of:=[.J28]/[.I28]" office:value-type="float" office:value="-0.0238261668430828">
            <text:p>-0.02</text:p>
          </table:table-cell>
          <table:table-cell table:style-name="ce2" table:formula="of:=[.L28]/[.M28]" office:value-type="float" office:value="-0.0000455186854203651">
            <text:p>0.00</text:p>
          </table:table-cell>
        </table:table-row>
        <table:table-row table:style-name="ro1">
          <table:table-cell office:value-type="float" office:value="49949">
            <text:p>49949</text:p>
          </table:table-cell>
          <table:table-cell office:value-type="float" office:value="-21343">
            <text:p>-21343</text:p>
          </table:table-cell>
          <table:table-cell office:value-type="float" office:value="1248773">
            <text:p>1248773</text:p>
          </table:table-cell>
          <table:table-cell office:value-type="float" office:value="12552">
            <text:p>12552</text:p>
          </table:table-cell>
          <table:table-cell office:value-type="float" office:value="42384">
            <text:p>42384</text:p>
          </table:table-cell>
          <table:table-cell office:value-type="float" office:value="-19344984">
            <text:p>-19344984</text:p>
          </table:table-cell>
          <table:table-cell office:value-type="float" office:value="65536">
            <text:p>65536</text:p>
          </table:table-cell>
          <table:table-cell/>
          <table:table-cell table:style-name="ce1" table:formula="of:=[.A29]/65536" office:value-type="float" office:value="0.762161254882813">
            <text:p>0.76</text:p>
          </table:table-cell>
          <table:table-cell table:style-name="ce1" table:formula="of:=[.B29]/65536" office:value-type="float" office:value="-0.325668334960937">
            <text:p>-0.33</text:p>
          </table:table-cell>
          <table:table-cell table:style-name="ce1" table:formula="of:=[.C29]/65536" office:value-type="float" office:value="19.0547637939453">
            <text:p>19.05</text:p>
          </table:table-cell>
          <table:table-cell table:style-name="ce1" table:formula="of:=[.D29]/65536" office:value-type="float" office:value="0.1915283203125">
            <text:p>0.19</text:p>
          </table:table-cell>
          <table:table-cell table:style-name="ce1" table:formula="of:=[.E29]/65536" office:value-type="float" office:value="0.646728515625">
            <text:p>0.65</text:p>
          </table:table-cell>
          <table:table-cell table:style-name="ce1" table:formula="of:=[.F29]/65536" office:value-type="float" office:value="-295.181030273437">
            <text:p>-295.18</text:p>
          </table:table-cell>
          <table:table-cell/>
          <table:table-cell table:style-name="ce2" table:formula="of:=[.I29]*[.M29]-[.J29]*[.L29]" office:value-type="float" office:value="0.555286126211286">
            <text:p>0.56</text:p>
          </table:table-cell>
          <table:table-cell table:style-name="ce1" table:formula="of:=SQRT([.I29]*[.I29]+[.L29]*[.L29])" office:value-type="float" office:value="0.785858050748525">
            <text:p>0.79</text:p>
          </table:table-cell>
          <table:table-cell table:style-name="ce1" table:formula="of:=SQRT([.J29]*[.J29]+[.M29]*[.M29])" office:value-type="float" office:value="0.724097809221065">
            <text:p>0.72</text:p>
          </table:table-cell>
          <table:table-cell table:formula="of:=[.Q29]*[.R29]" office:value-type="float" office:value="0.569038092905743">
            <text:p>0.57</text:p>
          </table:table-cell>
          <table:table-cell table:style-name="ce1" table:formula="of:=[.I29]*[.L29]+[.J29]*[.M29]" office:value-type="float" office:value="-0.0646435339003801">
            <text:p>-0.06</text:p>
          </table:table-cell>
          <table:table-cell table:style-name="ce3" table:formula="of:=[.T29]/[.S29]" office:value-type="float" office:value="-0.113601417385405">
            <text:p>-0.11</text:p>
          </table:table-cell>
          <table:table-cell table:style-name="ce1" table:formula="of:=[.P29]/[.S29]" office:value-type="float" office:value="0.975832959399547">
            <text:p>0.98</text:p>
          </table:table-cell>
          <table:table-cell table:style-name="ce1" table:formula="of:=[.Q29]/[.R29]" office:value-type="float" office:value="1.08529267833844">
            <text:p>1.09</text:p>
          </table:table-cell>
          <table:table-cell table:style-name="ce3" table:formula="of:=[.T29]/[.P29]" office:value-type="float" office:value="-0.116414819043729">
            <text:p>-0.12</text:p>
          </table:table-cell>
          <table:table-cell table:style-name="ce1" table:formula="of:=([.I29]*[.J29]-[.L29]*[.M29])/[.S29]" office:value-type="float" office:value="-0.653872944156146">
            <text:p>-0.65</text:p>
          </table:table-cell>
          <table:table-cell table:style-name="ce3" table:formula="of:=[.J29]/[.I29]" office:value-type="float" office:value="-0.427295841758594">
            <text:p>-0.43</text:p>
          </table:table-cell>
          <table:table-cell table:style-name="ce3" table:formula="of:=[.L29]/[.M29]" office:value-type="float" office:value="0.296149490373726">
            <text:p>0.30</text:p>
          </table:table-cell>
        </table:table-row>
        <table:table-row table:style-name="ro1">
          <table:table-cell office:value-type="float" office:value="336127">
            <text:p>336127</text:p>
          </table:table-cell>
          <table:table-cell office:value-type="float" office:value="601992">
            <text:p>601992</text:p>
          </table:table-cell>
          <table:table-cell office:value-type="float" office:value="-470848218">
            <text:p>-470848218</text:p>
          </table:table-cell>
          <table:table-cell office:value-type="float" office:value="120845">
            <text:p>120845</text:p>
          </table:table-cell>
          <table:table-cell office:value-type="float" office:value="249208">
            <text:p>249208</text:p>
          </table:table-cell>
          <table:table-cell office:value-type="float" office:value="-184464116">
            <text:p>-184464116</text:p>
          </table:table-cell>
          <table:table-cell office:value-type="float" office:value="65536">
            <text:p>65536</text:p>
          </table:table-cell>
          <table:table-cell/>
          <table:table-cell table:style-name="ce1" table:formula="of:=[.A30]/65536" office:value-type="float" office:value="5.12889099121094">
            <text:p>5.13</text:p>
          </table:table-cell>
          <table:table-cell table:style-name="ce1" table:formula="of:=[.B30]/65536" office:value-type="float" office:value="9.1856689453125">
            <text:p>9.19</text:p>
          </table:table-cell>
          <table:table-cell table:style-name="ce1" table:formula="of:=[.C30]/65536" office:value-type="float" office:value="-7184.57363891602">
            <text:p>-7184.57</text:p>
          </table:table-cell>
          <table:table-cell table:style-name="ce1" table:formula="of:=[.D30]/65536" office:value-type="float" office:value="1.84394836425781">
            <text:p>1.84</text:p>
          </table:table-cell>
          <table:table-cell table:style-name="ce1" table:formula="of:=[.E30]/65536" office:value-type="float" office:value="3.8026123046875">
            <text:p>3.80</text:p>
          </table:table-cell>
          <table:table-cell table:style-name="ce1" table:formula="of:=[.F30]/65536" office:value-type="float" office:value="-2814.69903564453">
            <text:p>-2814.70</text:p>
          </table:table-cell>
          <table:table-cell/>
          <table:table-cell table:style-name="ce2" table:formula="of:=[.I30]*[.M30]-[.J30]*[.L30]" office:value-type="float" office:value="2.56528476625681">
            <text:p>2.57</text:p>
          </table:table-cell>
          <table:table-cell table:style-name="ce1" table:formula="of:=SQRT([.I30]*[.I30]+[.L30]*[.L30])" office:value-type="float" office:value="5.45029066837483">
            <text:p>5.45</text:p>
          </table:table-cell>
          <table:table-cell table:style-name="ce1" table:formula="of:=SQRT([.J30]*[.J30]+[.M30]*[.M30])" office:value-type="float" office:value="9.9416484705827">
            <text:p>9.94</text:p>
          </table:table-cell>
          <table:table-cell table:formula="of:=[.Q30]*[.R30]" office:value-type="float" office:value="54.1848738874798">
            <text:p>54.18</text:p>
          </table:table-cell>
          <table:table-cell table:style-name="ce1" table:formula="of:=[.I30]*[.L30]+[.J30]*[.M30]" office:value-type="float" office:value="44.3869479119312">
            <text:p>44.39</text:p>
          </table:table-cell>
          <table:table-cell table:style-name="ce3" table:formula="of:=[.T30]/[.S30]" office:value-type="float" office:value="0.819175993730373">
            <text:p>0.82</text:p>
          </table:table-cell>
          <table:table-cell table:style-name="ce1" table:formula="of:=[.P30]/[.S30]" office:value-type="float" office:value="0.0473431897540977">
            <text:p>0.05</text:p>
          </table:table-cell>
          <table:table-cell table:style-name="ce3" table:formula="of:=[.Q30]/[.R30]" office:value-type="float" office:value="0.548228061422834">
            <text:p>0.55</text:p>
          </table:table-cell>
          <table:table-cell table:style-name="ce3" table:formula="of:=[.T30]/[.P30]" office:value-type="float" office:value="17.3029320158866">
            <text:p>17.30</text:p>
          </table:table-cell>
          <table:table-cell table:style-name="ce1" table:formula="of:=([.I30]*[.J30]-[.L30]*[.M30])/[.S30]" office:value-type="float" office:value="0.740067680991503">
            <text:p>0.74</text:p>
          </table:table-cell>
          <table:table-cell table:style-name="ce3" table:formula="of:=[.J30]/[.I30]" office:value-type="float" office:value="1.79096591466916">
            <text:p>1.79</text:p>
          </table:table-cell>
          <table:table-cell table:style-name="ce3" table:formula="of:=[.L30]/[.M30]" office:value-type="float" office:value="0.484916214567751">
            <text:p>0.48</text:p>
          </table:table-cell>
        </table:table-row>
        <table:table-row table:style-name="ro1">
          <table:table-cell office:value-type="float" office:value="45761">
            <text:p>45761</text:p>
          </table:table-cell>
          <table:table-cell office:value-type="float" office:value="510">
            <text:p>510</text:p>
          </table:table-cell>
          <table:table-cell office:value-type="float" office:value="-8333934">
            <text:p>-8333934</text:p>
          </table:table-cell>
          <table:table-cell office:value-type="float" office:value="177">
            <text:p>177</text:p>
          </table:table-cell>
          <table:table-cell office:value-type="float" office:value="36845">
            <text:p>36845</text:p>
          </table:table-cell>
          <table:table-cell office:value-type="float" office:value="-10405121">
            <text:p>-10405121</text:p>
          </table:table-cell>
          <table:table-cell office:value-type="float" office:value="65536">
            <text:p>65536</text:p>
          </table:table-cell>
          <table:table-cell/>
          <table:table-cell table:style-name="ce1" table:formula="of:=[.A31]/65536" office:value-type="float" office:value="0.698257446289063">
            <text:p>0.70</text:p>
          </table:table-cell>
          <table:table-cell table:style-name="ce1" table:formula="of:=[.B31]/65536" office:value-type="float" office:value="0.007781982421875">
            <text:p>0.01</text:p>
          </table:table-cell>
          <table:table-cell table:style-name="ce1" table:formula="of:=[.C31]/65536" office:value-type="float" office:value="-127.165740966797">
            <text:p>-127.17</text:p>
          </table:table-cell>
          <table:table-cell table:style-name="ce1" table:formula="of:=[.D31]/65536" office:value-type="float" office:value="0.0027008056640625">
            <text:p>0.00</text:p>
          </table:table-cell>
          <table:table-cell table:style-name="ce1" table:formula="of:=[.E31]/65536" office:value-type="float" office:value="0.562210083007813">
            <text:p>0.56</text:p>
          </table:table-cell>
          <table:table-cell table:style-name="ce1" table:formula="of:=[.F31]/65536" office:value-type="float" office:value="-158.769546508789">
            <text:p>-158.77</text:p>
          </table:table-cell>
          <table:table-cell/>
          <table:table-cell table:style-name="ce2" table:formula="of:=[.I31]*[.M31]-[.J31]*[.L31]" office:value-type="float" office:value="0.392546359216794">
            <text:p>0.39</text:p>
          </table:table-cell>
          <table:table-cell table:style-name="ce1" table:formula="of:=SQRT([.I31]*[.I31]+[.L31]*[.L31])" office:value-type="float" office:value="0.69826266952298">
            <text:p>0.70</text:p>
          </table:table-cell>
          <table:table-cell table:style-name="ce1" table:formula="of:=SQRT([.J31]*[.J31]+[.M31]*[.M31])" office:value-type="float" office:value="0.562263938632086">
            <text:p>0.56</text:p>
          </table:table-cell>
          <table:table-cell table:formula="of:=[.Q31]*[.R31]" office:value-type="float" office:value="0.392607918765745">
            <text:p>0.39</text:p>
          </table:table-cell>
          <table:table-cell table:style-name="ce1" table:formula="of:=[.I31]*[.L31]+[.J31]*[.M31]" office:value-type="float" office:value="0.006260966649279">
            <text:p>0.01</text:p>
          </table:table-cell>
          <table:table-cell table:style-name="ce1" table:formula="of:=[.T31]/[.S31]" office:value-type="float" office:value="0.0159471226891241">
            <text:p>0.02</text:p>
          </table:table-cell>
          <table:table-cell table:style-name="ce1" table:formula="of:=[.P31]/[.S31]" office:value-type="float" office:value="0.999843203496394">
            <text:p>1.00</text:p>
          </table:table-cell>
          <table:table-cell table:style-name="ce1" table:formula="of:=[.Q31]/[.R31]" office:value-type="float" office:value="1.24187702882344">
            <text:p>1.24</text:p>
          </table:table-cell>
          <table:table-cell table:style-name="ce1" table:formula="of:=[.T31]/[.P31]" office:value-type="float" office:value="0.0159496235343281">
            <text:p>0.02</text:p>
          </table:table-cell>
          <table:table-cell table:style-name="ce1" table:formula="of:=([.I31]*[.J31]-[.L31]*[.M31])/[.S31]" office:value-type="float" office:value="0.00997281717774125">
            <text:p>0.01</text:p>
          </table:table-cell>
          <table:table-cell table:style-name="ce2" table:formula="of:=[.J31]/[.I31]" office:value-type="float" office:value="0.0111448613448133">
            <text:p>0.01</text:p>
          </table:table-cell>
          <table:table-cell table:style-name="ce2" table:formula="of:=[.L31]/[.M31]" office:value-type="float" office:value="0.00480390826435066">
            <text:p>0.00</text:p>
          </table:table-cell>
        </table:table-row>
        <table:table-row table:style-name="ro1">
          <table:table-cell office:value-type="float" office:value="-17464770">
            <text:p>-17464770</text:p>
          </table:table-cell>
          <table:table-cell office:value-type="float" office:value="6237417">
            <text:p>6237417</text:p>
          </table:table-cell>
          <table:table-cell office:value-type="float" office:value="686494199">
            <text:p>686494199</text:p>
          </table:table-cell>
          <table:table-cell office:value-type="float" office:value="2598444">
            <text:p>2598444</text:p>
          </table:table-cell>
          <table:table-cell office:value-type="float" office:value="129922">
            <text:p>129922</text:p>
          </table:table-cell>
          <table:table-cell office:value-type="float" office:value="-1132973721">
            <text:p>-1132973721</text:p>
          </table:table-cell>
          <table:table-cell office:value-type="float" office:value="65536">
            <text:p>65536</text:p>
          </table:table-cell>
          <table:table-cell/>
          <table:table-cell table:style-name="ce1" table:formula="of:=[.A32]/65536" office:value-type="float" office:value="-266.491241455078">
            <text:p>-266.49</text:p>
          </table:table-cell>
          <table:table-cell table:style-name="ce1" table:formula="of:=[.B32]/65536" office:value-type="float" office:value="95.1754302978516">
            <text:p>95.18</text:p>
          </table:table-cell>
          <table:table-cell table:style-name="ce1" table:formula="of:=[.C32]/65536" office:value-type="float" office:value="10475.0701751709">
            <text:p>10475.07</text:p>
          </table:table-cell>
          <table:table-cell table:style-name="ce1" table:formula="of:=[.D32]/65536" office:value-type="float" office:value="39.6491088867187">
            <text:p>39.65</text:p>
          </table:table-cell>
          <table:table-cell table:style-name="ce1" table:formula="of:=[.E32]/65536" office:value-type="float" office:value="1.98245239257813">
            <text:p>1.98</text:p>
          </table:table-cell>
          <table:table-cell table:style-name="ce1" table:formula="of:=[.F32]/65536" office:value-type="float" office:value="-17287.8070220947">
            <text:p>-17287.81</text:p>
          </table:table-cell>
          <table:table-cell/>
          <table:table-cell table:style-name="ce2" table:formula="of:=[.I32]*[.M32]-[.J32]*[.L32]" office:value-type="float" office:value="-4301.92719844356">
            <text:p>-4301.93</text:p>
          </table:table-cell>
          <table:table-cell table:style-name="ce1" table:formula="of:=SQRT([.I32]*[.I32]+[.L32]*[.L32])" office:value-type="float" office:value="269.424634374401">
            <text:p>269.42</text:p>
          </table:table-cell>
          <table:table-cell table:style-name="ce1" table:formula="of:=SQRT([.J32]*[.J32]+[.M32]*[.M32])" office:value-type="float" office:value="95.1960747608327">
            <text:p>95.20</text:p>
          </table:table-cell>
          <table:table-cell table:formula="of:=[.Q32]*[.R32]" office:value-type="float" office:value="25648.1676363155">
            <text:p>25648.17</text:p>
          </table:table-cell>
          <table:table-cell table:style-name="ce1" table:formula="of:=[.I32]*[.L32]+[.J32]*[.M32]" office:value-type="float" office:value="-10377.4594903006">
            <text:p>-10377.46</text:p>
          </table:table-cell>
          <table:table-cell table:style-name="ce3" table:formula="of:=[.T32]/[.S32]" office:value-type="float" office:value="-0.404608221431268">
            <text:p>-0.40</text:p>
          </table:table-cell>
          <table:table-cell table:style-name="ce3" table:formula="of:=[.P32]/[.S32]" office:value-type="float" office:value="-0.167728442025325">
            <text:p>-0.17</text:p>
          </table:table-cell>
          <table:table-cell table:style-name="ce3" table:formula="of:=[.Q32]/[.R32]" office:value-type="float" office:value="2.83020739091705">
            <text:p>2.83</text:p>
          </table:table-cell>
          <table:table-cell table:style-name="ce3" table:formula="of:=[.T32]/[.P32]" office:value-type="float" office:value="2.41228152211762">
            <text:p>2.41</text:p>
          </table:table-cell>
          <table:table-cell table:style-name="ce1" table:formula="of:=([.I32]*[.J32]-[.L32]*[.M32])/[.S32]" office:value-type="float" office:value="-0.991962521753335">
            <text:p>-0.99</text:p>
          </table:table-cell>
          <table:table-cell table:style-name="ce3" table:formula="of:=[.J32]/[.I32]" office:value-type="float" office:value="-0.357142808064463">
            <text:p>-0.36</text:p>
          </table:table-cell>
          <table:table-cell table:style-name="ce3" table:formula="of:=[.L32]/[.M32]" office:value-type="float" office:value="20.0000307877034">
            <text:p>20.00</text:p>
          </table:table-cell>
        </table:table-row>
        <table:table-row table:style-name="ro1">
          <table:table-cell office:value-type="float" office:value="50760">
            <text:p>50760</text:p>
          </table:table-cell>
          <table:table-cell office:value-type="float" office:value="-3189">
            <text:p>-3189</text:p>
          </table:table-cell>
          <table:table-cell office:value-type="float" office:value="-9422975">
            <text:p>-9422975</text:p>
          </table:table-cell>
          <table:table-cell office:value-type="float" office:value="-780">
            <text:p>-780</text:p>
          </table:table-cell>
          <table:table-cell office:value-type="float" office:value="43879">
            <text:p>43879</text:p>
          </table:table-cell>
          <table:table-cell office:value-type="float" office:value="-13379073">
            <text:p>-13379073</text:p>
          </table:table-cell>
          <table:table-cell office:value-type="float" office:value="65536">
            <text:p>65536</text:p>
          </table:table-cell>
          <table:table-cell/>
          <table:table-cell table:style-name="ce1" table:formula="of:=[.A33]/65536" office:value-type="float" office:value="0.7745361328125">
            <text:p>0.77</text:p>
          </table:table-cell>
          <table:table-cell table:style-name="ce1" table:formula="of:=[.B33]/65536" office:value-type="float" office:value="-0.0486602783203125">
            <text:p>-0.05</text:p>
          </table:table-cell>
          <table:table-cell table:style-name="ce1" table:formula="of:=[.C33]/65536" office:value-type="float" office:value="-143.783187866211">
            <text:p>-143.78</text:p>
          </table:table-cell>
          <table:table-cell table:style-name="ce1" table:formula="of:=[.D33]/65536" office:value-type="float" office:value="-0.01190185546875">
            <text:p>-0.01</text:p>
          </table:table-cell>
          <table:table-cell table:style-name="ce1" table:formula="of:=[.E33]/65536" office:value-type="float" office:value="0.669540405273438">
            <text:p>0.67</text:p>
          </table:table-cell>
          <table:table-cell table:style-name="ce1" table:formula="of:=[.F33]/65536" office:value-type="float" office:value="-204.148452758789">
            <text:p>-204.15</text:p>
          </table:table-cell>
          <table:table-cell/>
          <table:table-cell table:style-name="ce2" table:formula="of:=[.I33]*[.M33]-[.J33]*[.L33]" office:value-type="float" office:value="0.518004088662565">
            <text:p>0.52</text:p>
          </table:table-cell>
          <table:table-cell table:style-name="ce1" table:formula="of:=SQRT([.I33]*[.I33]+[.L33]*[.L33])" office:value-type="float" office:value="0.774627571931016">
            <text:p>0.77</text:p>
          </table:table-cell>
          <table:table-cell table:style-name="ce1" table:formula="of:=SQRT([.J33]*[.J33]+[.M33]*[.M33])" office:value-type="float" office:value="0.671306321272137">
            <text:p>0.67</text:p>
          </table:table-cell>
          <table:table-cell table:formula="of:=[.Q33]*[.R33]" office:value-type="float" office:value="0.520012385668978">
            <text:p>0.52</text:p>
          </table:table-cell>
          <table:table-cell table:style-name="ce1" table:formula="of:=[.I33]*[.L33]+[.J33]*[.M33]" office:value-type="float" office:value="-0.0417984395753592">
            <text:p>-0.04</text:p>
          </table:table-cell>
          <table:table-cell table:style-name="ce1" table:formula="of:=[.T33]/[.S33]" office:value-type="float" office:value="-0.0803797000365424">
            <text:p>-0.08</text:p>
          </table:table-cell>
          <table:table-cell table:style-name="ce1" table:formula="of:=[.P33]/[.S33]" office:value-type="float" office:value="0.996137982360113">
            <text:p>1.00</text:p>
          </table:table-cell>
          <table:table-cell table:style-name="ce1" table:formula="of:=[.Q33]/[.R33]" office:value-type="float" office:value="1.1539107369987">
            <text:p>1.15</text:p>
          </table:table-cell>
          <table:table-cell table:style-name="ce1" table:formula="of:=[.T33]/[.P33]" office:value-type="float" office:value="-0.0806913313817245">
            <text:p>-0.08</text:p>
          </table:table-cell>
          <table:table-cell table:style-name="ce1" table:formula="of:=([.I33]*[.J33]-[.L33]*[.M33])/[.S33]" office:value-type="float" office:value="-0.0571531976483748">
            <text:p>-0.06</text:p>
          </table:table-cell>
          <table:table-cell table:style-name="ce3" table:formula="of:=[.J33]/[.I33]" office:value-type="float" office:value="-0.0628250591016548">
            <text:p>-0.06</text:p>
          </table:table-cell>
          <table:table-cell table:style-name="ce2" table:formula="of:=[.L33]/[.M33]" office:value-type="float" office:value="-0.0177761571594612">
            <text:p>-0.02</text:p>
          </table:table-cell>
        </table:table-row>
        <table:table-row table:style-name="ro1">
          <table:table-cell office:value-type="float" office:value="45159">
            <text:p>45159</text:p>
          </table:table-cell>
          <table:table-cell office:value-type="float" office:value="80650">
            <text:p>80650</text:p>
          </table:table-cell>
          <table:table-cell office:value-type="float" office:value="-50580728">
            <text:p>-50580728</text:p>
          </table:table-cell>
          <table:table-cell office:value-type="float" office:value="-25584">
            <text:p>-25584</text:p>
          </table:table-cell>
          <table:table-cell office:value-type="float" office:value="41563">
            <text:p>41563</text:p>
          </table:table-cell>
          <table:table-cell office:value-type="float" office:value="77497">
            <text:p>77497</text:p>
          </table:table-cell>
          <table:table-cell office:value-type="float" office:value="65536">
            <text:p>65536</text:p>
          </table:table-cell>
          <table:table-cell/>
          <table:table-cell table:style-name="ce1" table:formula="of:=[.A34]/65536" office:value-type="float" office:value="0.689071655273438">
            <text:p>0.69</text:p>
          </table:table-cell>
          <table:table-cell table:style-name="ce1" table:formula="of:=[.B34]/65536" office:value-type="float" office:value="1.23062133789063">
            <text:p>1.23</text:p>
          </table:table-cell>
          <table:table-cell table:style-name="ce1" table:formula="of:=[.C34]/65536" office:value-type="float" office:value="-771.800659179688">
            <text:p>-771.80</text:p>
          </table:table-cell>
          <table:table-cell table:style-name="ce1" table:formula="of:=[.D34]/65536" office:value-type="float" office:value="-0.390380859375">
            <text:p>-0.39</text:p>
          </table:table-cell>
          <table:table-cell table:style-name="ce1" table:formula="of:=[.E34]/65536" office:value-type="float" office:value="0.634201049804688">
            <text:p>0.63</text:p>
          </table:table-cell>
          <table:table-cell table:style-name="ce1" table:formula="of:=[.F34]/65536" office:value-type="float" office:value="1.18251037597656">
            <text:p>1.18</text:p>
          </table:table-cell>
          <table:table-cell/>
          <table:table-cell table:style-name="ce2" table:formula="of:=[.I34]*[.M34]-[.J34]*[.L34]" office:value-type="float" office:value="0.917420982616022">
            <text:p>0.92</text:p>
          </table:table-cell>
          <table:table-cell table:style-name="ce1" table:formula="of:=SQRT([.I34]*[.I34]+[.L34]*[.L34])" office:value-type="float" office:value="0.791970303400095">
            <text:p>0.79</text:p>
          </table:table-cell>
          <table:table-cell table:style-name="ce1" table:formula="of:=SQRT([.J34]*[.J34]+[.M34]*[.M34])" office:value-type="float" office:value="1.38442762499348">
            <text:p>1.38</text:p>
          </table:table-cell>
          <table:table-cell table:formula="of:=[.Q34]*[.R34]" office:value-type="float" office:value="1.09642556620156">
            <text:p>1.10</text:p>
          </table:table-cell>
          <table:table-cell table:style-name="ce1" table:formula="of:=[.I34]*[.L34]+[.J34]*[.M34]" office:value-type="float" office:value="0.511460959445685">
            <text:p>0.51</text:p>
          </table:table-cell>
          <table:table-cell table:style-name="ce3" table:formula="of:=[.T34]/[.S34]" office:value-type="float" office:value="0.466480329547207">
            <text:p>0.47</text:p>
          </table:table-cell>
          <table:table-cell table:style-name="ce3" table:formula="of:=[.P34]/[.S34]" office:value-type="float" office:value="0.83673804305232">
            <text:p>0.84</text:p>
          </table:table-cell>
          <table:table-cell table:style-name="ce3" table:formula="of:=[.Q34]/[.R34]" office:value-type="float" office:value="0.572056125652525">
            <text:p>0.57</text:p>
          </table:table-cell>
          <table:table-cell table:style-name="ce3" table:formula="of:=[.T34]/[.P34]" office:value-type="float" office:value="0.557498650169583">
            <text:p>0.56</text:p>
          </table:table-cell>
          <table:table-cell table:style-name="ce1" table:formula="of:=([.I34]*[.J34]-[.L34]*[.M34])/[.S34]" office:value-type="float" office:value="0.999216241326671">
            <text:p>1.00</text:p>
          </table:table-cell>
          <table:table-cell table:style-name="ce3" table:formula="of:=[.J34]/[.I34]" office:value-type="float" office:value="1.78591199982285">
            <text:p>1.79</text:p>
          </table:table-cell>
          <table:table-cell table:style-name="ce3" table:formula="of:=[.L34]/[.M34]" office:value-type="float" office:value="-0.615547482135553">
            <text:p>-0.62</text:p>
          </table:table-cell>
        </table:table-row>
        <table:table-row table:style-name="ro1" table:number-rows-repeated="1048541">
          <table:table-cell table:number-columns-repeated="27"/>
        </table:table-row>
        <table:table-row table:style-name="ro1">
          <table:table-cell table:number-columns-repeated="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6" number:min-integer-digits="1"/>
    </number:number-style>
    <number:number-style style:name="N120">
      <number:number number:decimal-places="15" number:min-integer-digits="1"/>
    </number:number-style>
    <number:number-style style:name="N121">
      <number:number number:decimal-places="14" number:min-integer-digits="1"/>
    </number:number-style>
    <number:number-style style:name="N122">
      <number:number number:decimal-places="13" number:min-integer-digits="1"/>
    </number:number-style>
    <number:number-style style:name="N123">
      <number:number number:decimal-places="12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9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percentage-style style:name="N132">
      <number:number number:decimal-places="3" number:min-integer-digits="1"/>
      <number:text>%</number:text>
    </number:percentage-style>
    <number:percentage-style style:name="N133">
      <number:number number:decimal-places="1" number:min-integer-digits="1"/>
      <number:text>%</number:text>
    </number:percentage-style>
    <number:number-style style:name="N134">
      <number:number number:decimal-places="17" number:min-integer-digits="1"/>
    </number:number-style>
    <number:number-style style:name="N135">
      <number:number number:decimal-places="18" number:min-integer-digits="1"/>
    </number:number-style>
    <number:number-style style:name="N136">
      <number:number number:decimal-places="1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4">07/14/2011</text:date>, <text:time>22:5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14T22:52:23</dc:date>
    <dc:creator>rdowling </dc:creator>
    <meta:generator>OpenOffice.org/3.2$Linux OpenOffice.org_project/320m12$Build-9483</meta:generator>
    <meta:editing-duration>PT04H02M50S</meta:editing-duration>
    <meta:editing-cycles>6</meta:editing-cycles>
    <meta:document-statistic meta:table-count="1" meta:cell-count="862" meta:object-count="0"/>
  </office:meta>
</office:document-meta>
</file>